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0.285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draw:fill-hatch-solid="true" fo:min-height="0.258cm" draw:shadow-offset-x="0.203cm" draw:shadow-offset-y="0.2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solid" svg:stroke-color="#000000" draw:fill="solid" draw:fill-color="#e6e6ff" fo:min-height="0.334cm" draw:shadow-offset-x="0.203cm" draw:shadow-offset-y="0.203cm"/>
    </style:style>
    <style:style style:name="gr11" style:family="graphic" style:parent-style-name="standard">
      <style:graphic-properties draw:stroke="solid" svg:stroke-color="#000000" draw:fill="solid" draw:fill-color="#e6e6ff" fo:min-height="0.332cm" draw:shadow-offset-x="0.203cm" draw:shadow-offset-y="0.203cm"/>
    </style:style>
    <style:style style:name="gr12" style:family="graphic" style:parent-style-name="standard">
      <style:graphic-properties draw:stroke="solid" svg:stroke-color="#000000" draw:fill="solid" draw:fill-color="#e6e6ff" fo:min-height="0.314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3" draw:text-style-name="P1" xml:id="id3" draw:id="id3" draw:layer="layout" svg:width="2.032cm" svg:height="0.645cm" svg:x="5.334cm" svg:y="1.26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858cm" svg:y="2.1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858cm" svg:y="2.9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858cm" svg:y="3.7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0.645cm" svg:x="6.858cm" svg:y="4.5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5cm" svg:x2="2.54cm" svg:y2="2.481cm" draw:start-shape="id1" draw:start-glue-point="2" draw:end-shape="id2" draw:end-glue-point="3" svg:d="m2159 1915v566h381" svg:viewBox="0 0 382 567">
          <text:p/>
        </draw:connector>
        <draw:connector draw:style-name="gr4" draw:text-style-name="P2" draw:layer="layout" svg:x1="6.35cm" svg:y1="1.905cm" svg:x2="6.858cm" svg:y2="2.481cm" draw:start-shape="id3" draw:start-glue-point="2" draw:end-shape="id4" draw:end-glue-point="3" svg:d="m6350 1905v576h508" svg:viewBox="0 0 509 577">
          <text:p/>
        </draw:connector>
        <draw:connector draw:style-name="gr4" draw:text-style-name="P2" draw:layer="layout" svg:x1="6.35cm" svg:y1="1.905cm" svg:x2="6.858cm" svg:y2="3.287cm" draw:start-shape="id3" draw:start-glue-point="2" draw:end-shape="id5" draw:end-glue-point="3" svg:d="m6350 1905v1382h508" svg:viewBox="0 0 509 1383">
          <text:p/>
        </draw:connector>
        <draw:connector draw:style-name="gr4" draw:text-style-name="P2" draw:layer="layout" svg:x1="6.35cm" svg:y1="1.905cm" svg:x2="6.858cm" svg:y2="4.113cm" draw:start-shape="id3" draw:start-glue-point="2" draw:end-shape="id6" draw:end-glue-point="3" svg:d="m6350 1905v2208h508" svg:viewBox="0 0 509 2209">
          <text:p/>
        </draw:connector>
        <draw:connector draw:style-name="gr4" draw:text-style-name="P2" draw:layer="layout" svg:x1="6.35cm" svg:y1="1.905cm" svg:x2="6.858cm" svg:y2="4.919cm" draw:start-shape="id3" draw:start-glue-point="2" draw:end-shape="id7" draw:end-glue-point="3" svg:d="m6350 1905v3014h508" svg:viewBox="0 0 509 3015">
          <text:p/>
        </draw:connector>
        <draw:frame draw:style-name="gr1" draw:text-style-name="P1" xml:id="id8" draw:id="id8" draw:layer="layout" svg:width="3.81cm" svg:height="0.645cm" svg:x="6.858cm" svg:y="5.413cm">
          <draw:text-box>
            <text:p><text:span text:style-name="T1">27 romantic-comedy</text:span></text:p>
          </draw:text-box>
        </draw:frame>
        <draw:connector draw:style-name="gr4" draw:text-style-name="P2" draw:layer="layout" svg:x1="6.35cm" svg:y1="1.905cm" svg:x2="6.858cm" svg:y2="5.735cm" draw:start-shape="id3" draw:start-glue-point="2" draw:end-shape="id8" draw:end-glue-point="3" svg:d="m6350 1905v3830h508" svg:viewBox="0 0 509 3831">
          <text:p/>
        </draw:connector>
        <draw:frame draw:style-name="gr1" draw:text-style-name="P1" xml:id="id9" draw:id="id9" draw:layer="layout" svg:width="3.556cm" svg:height="0.645cm" svg:x="6.858cm" svg:y="6.229cm">
          <draw:text-box>
            <text:p><text:span text:style-name="T1">85 buddy-comedy</text:span></text:p>
          </draw:text-box>
        </draw:frame>
        <draw:connector draw:style-name="gr4" draw:text-style-name="P2" draw:layer="layout" svg:x1="6.35cm" svg:y1="1.905cm" svg:x2="6.858cm" svg:y2="6.551cm" draw:start-shape="id3" draw:start-glue-point="2" draw:end-shape="id9" draw:end-glue-point="3" svg:d="m6350 1905v4646h508" svg:viewBox="0 0 509 4647">
          <text:p/>
        </draw:connector>
        <draw:frame draw:style-name="gr1" draw:text-style-name="P1" xml:id="id10" draw:id="id10" draw:layer="layout" svg:width="3.175cm" svg:height="0.645cm" svg:x="6.858cm" svg:y="7.045cm">
          <draw:text-box>
            <text:p><text:span text:style-name="T1">86 black-comedy</text:span></text:p>
          </draw:text-box>
        </draw:frame>
        <draw:connector draw:style-name="gr4" draw:text-style-name="P2" draw:layer="layout" svg:x1="6.35cm" svg:y1="1.905cm" svg:x2="6.858cm" svg:y2="7.367cm" draw:start-shape="id3" draw:start-glue-point="2" draw:end-shape="id10" draw:end-glue-point="3" svg:d="m6350 1905v5462h508" svg:viewBox="0 0 509 5463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91" draw:id="id191" draw:layer="layout" svg:width="3.048cm" svg:height="0.645cm" svg:x="1.143cm" svg:y="5.842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10.249cm" svg:y="1.2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2.027cm" svg:y="2.149cm">
          <draw:text-box>
            <text:p><text:span text:style-name="T1">28 computer-animation</text:span></text:p>
          </draw:text-box>
        </draw:frame>
        <draw:frame draw:style-name="gr1" draw:text-style-name="P1" xml:id="id184" draw:id="id184" draw:layer="layout" svg:width="2.764cm" svg:height="0.645cm" svg:x="14.127cm" svg:y="3.838cm">
          <draw:text-box>
            <text:p><text:span text:style-name="T1">89 claymation</text:span></text:p>
          </draw:text-box>
        </draw:frame>
        <draw:connector draw:style-name="gr4" draw:text-style-name="P2" draw:layer="layout" svg:x1="11.519cm" svg:y1="1.905cm" svg:x2="12.027cm" svg:y2="2.471cm" draw:start-shape="id11" draw:start-glue-point="2" draw:end-shape="id12" draw:end-glue-point="3" svg:d="m11519 1905v566h508" svg:viewBox="0 0 509 567">
          <text:p/>
        </draw:connector>
        <draw:frame draw:style-name="gr1" draw:text-style-name="P1" xml:id="id13" draw:id="id13" draw:layer="layout" svg:width="3.467cm" svg:height="0.645cm" svg:x="12.027cm" svg:y="4.737cm">
          <draw:text-box>
            <text:p><text:span text:style-name="T1">90 motion-capture</text:span></text:p>
          </draw:text-box>
        </draw:frame>
        <draw:connector draw:style-name="gr4" draw:text-style-name="P2" draw:layer="layout" svg:x1="11.519cm" svg:y1="1.905cm" svg:x2="12.027cm" svg:y2="5.059cm" draw:start-shape="id11" draw:start-glue-point="2" draw:end-shape="id13" draw:end-glue-point="3" svg:d="m11519 1905v3154h508" svg:viewBox="0 0 509 3155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54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1" draw:text-style-name="P1" draw:layer="layout" svg:width="2.286cm" svg:height="0.645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018cm" svg:y="1.26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415cm" svg:y="2.159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415cm" svg:y="2.921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415cm" svg:y="3.6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415cm" svg:y="4.4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415cm" svg:y="5.3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415cm" svg:y="6.0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415cm" svg:y="6.975cm">
          <draw:text-box>
            <text:p><text:span text:style-name="T1">94 trojan-war</text:span></text:p>
          </draw:text-box>
        </draw:frame>
        <draw:connector draw:style-name="gr4" draw:text-style-name="P2" draw:layer="layout" svg:x1="17.843cm" svg:y1="1.905cm" svg:x2="18.415cm" svg:y2="2.481cm" draw:start-shape="id14" draw:start-glue-point="2" draw:end-shape="id15" draw:end-glue-point="3" svg:d="m17843 1905v576h572" svg:viewBox="0 0 573 577">
          <text:p/>
        </draw:connector>
        <draw:connector draw:style-name="gr4" draw:text-style-name="P2" draw:layer="layout" svg:x1="17.843cm" svg:y1="1.905cm" svg:x2="18.415cm" svg:y2="4.005cm" draw:start-shape="id14" draw:start-glue-point="2" draw:end-shape="id16" draw:end-glue-point="3" svg:d="m17843 1905v2100h572" svg:viewBox="0 0 573 2101">
          <text:p/>
        </draw:connector>
        <draw:connector draw:style-name="gr4" draw:text-style-name="P2" draw:layer="layout" svg:x1="17.843cm" svg:y1="1.905cm" svg:x2="18.415cm" svg:y2="3.243cm" draw:start-shape="id14" draw:start-glue-point="2" draw:end-shape="id17" draw:end-glue-point="3" svg:d="m17843 1905v1338h572" svg:viewBox="0 0 573 1339">
          <text:p/>
        </draw:connector>
        <draw:connector draw:style-name="gr4" draw:text-style-name="P2" draw:layer="layout" svg:x1="17.843cm" svg:y1="1.905cm" svg:x2="18.415cm" svg:y2="4.767cm" draw:start-shape="id14" draw:start-glue-point="2" draw:end-shape="id18" draw:end-glue-point="3" svg:d="m17843 1905v2862h572" svg:viewBox="0 0 573 2863">
          <text:p/>
        </draw:connector>
        <draw:connector draw:style-name="gr4" draw:text-style-name="P2" draw:layer="layout" svg:x1="17.843cm" svg:y1="1.905cm" svg:x2="18.415cm" svg:y2="5.646cm" draw:start-shape="id14" draw:start-glue-point="2" draw:end-shape="id19" draw:end-glue-point="3" svg:d="m17843 1905v3741h572" svg:viewBox="0 0 573 3742">
          <text:p/>
        </draw:connector>
        <draw:connector draw:style-name="gr4" draw:text-style-name="P2" draw:layer="layout" svg:x1="17.843cm" svg:y1="1.905cm" svg:x2="18.415cm" svg:y2="6.408cm" draw:start-shape="id14" draw:start-glue-point="2" draw:end-shape="id20" draw:end-glue-point="3" svg:d="m17843 1905v4503h572" svg:viewBox="0 0 573 4504">
          <text:p/>
        </draw:connector>
        <draw:connector draw:style-name="gr4" draw:text-style-name="P2" draw:layer="layout" svg:x1="17.843cm" svg:y1="1.905cm" svg:x2="18.415cm" svg:y2="7.297cm" draw:start-shape="id14" draw:start-glue-point="2" draw:end-shape="id21" draw:end-glue-point="3" svg:d="m17843 1905v5392h572" svg:viewBox="0 0 573 5393">
          <text:p/>
        </draw:connector>
        <draw:frame draw:style-name="gr1" draw:text-style-name="P1" draw:layer="layout" svg:width="2.414cm" svg:height="0.645cm" svg:x="1.142cm" svg:y="15.5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6.4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1.26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2.159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2.911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3.673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4.43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5.207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5.9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6.7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7.4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8.2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9.017cm">
          <draw:text-box>
            <text:p><text:span text:style-name="T1">104 auto-racing</text:span></text:p>
          </draw:text-box>
        </draw:frame>
        <draw:connector draw:style-name="gr4" draw:text-style-name="P2" draw:layer="layout" svg:x1="23.504cm" svg:y1="1.905cm" svg:x2="24.076cm" svg:y2="2.481cm" draw:start-shape="id22" draw:start-glue-point="2" draw:end-shape="id23" draw:end-glue-point="3" svg:d="m23504 1905v576h572" svg:viewBox="0 0 573 577">
          <text:p/>
        </draw:connector>
        <draw:connector draw:style-name="gr4" draw:text-style-name="P2" draw:layer="layout" svg:x1="23.504cm" svg:y1="1.905cm" svg:x2="24.076cm" svg:y2="3.233cm" draw:start-shape="id22" draw:start-glue-point="2" draw:end-shape="id24" draw:end-glue-point="3" svg:d="m23504 1905v1328h572" svg:viewBox="0 0 573 1329">
          <text:p/>
        </draw:connector>
        <draw:connector draw:style-name="gr4" draw:text-style-name="P2" draw:layer="layout" svg:x1="23.504cm" svg:y1="1.905cm" svg:x2="24.076cm" svg:y2="3.995cm" draw:start-shape="id22" draw:start-glue-point="2" draw:end-shape="id25" draw:end-glue-point="3" svg:d="m23504 1905v2090h572" svg:viewBox="0 0 573 2091">
          <text:p/>
        </draw:connector>
        <draw:connector draw:style-name="gr4" draw:text-style-name="P2" draw:layer="layout" svg:x1="23.504cm" svg:y1="1.905cm" svg:x2="24.076cm" svg:y2="4.757cm" draw:start-shape="id22" draw:start-glue-point="2" draw:end-shape="id26" draw:end-glue-point="3" svg:d="m23504 1905v2852h572" svg:viewBox="0 0 573 2853">
          <text:p/>
        </draw:connector>
        <draw:connector draw:style-name="gr4" draw:text-style-name="P2" draw:layer="layout" svg:x1="23.504cm" svg:y1="1.905cm" svg:x2="24.076cm" svg:y2="5.529cm" draw:start-shape="id22" draw:start-glue-point="2" draw:end-shape="id27" draw:end-glue-point="3" svg:d="m23504 1905v3624h572" svg:viewBox="0 0 573 3625">
          <text:p/>
        </draw:connector>
        <draw:connector draw:style-name="gr4" draw:text-style-name="P2" draw:layer="layout" svg:x1="23.504cm" svg:y1="1.905cm" svg:x2="24.076cm" svg:y2="6.281cm" draw:start-shape="id22" draw:start-glue-point="2" draw:end-shape="id28" draw:end-glue-point="3" svg:d="m23504 1905v4376h572" svg:viewBox="0 0 573 4377">
          <text:p/>
        </draw:connector>
        <draw:connector draw:style-name="gr4" draw:text-style-name="P2" draw:layer="layout" svg:x1="23.504cm" svg:y1="1.905cm" svg:x2="24.076cm" svg:y2="7.043cm" draw:start-shape="id22" draw:start-glue-point="2" draw:end-shape="id29" draw:end-glue-point="3" svg:d="m23504 1905v5138h572" svg:viewBox="0 0 573 5139">
          <text:p/>
        </draw:connector>
        <draw:connector draw:style-name="gr4" draw:text-style-name="P2" draw:layer="layout" svg:x1="23.504cm" svg:y1="1.905cm" svg:x2="24.076cm" svg:y2="7.805cm" draw:start-shape="id22" draw:start-glue-point="2" draw:end-shape="id30" draw:end-glue-point="3" svg:d="m23504 1905v5900h572" svg:viewBox="0 0 573 5901">
          <text:p/>
        </draw:connector>
        <draw:connector draw:style-name="gr4" draw:text-style-name="P2" draw:layer="layout" svg:x1="23.504cm" svg:y1="1.905cm" svg:x2="24.076cm" svg:y2="8.577cm" draw:start-shape="id22" draw:start-glue-point="2" draw:end-shape="id31" draw:end-glue-point="3" svg:d="m23504 1905v6672h572" svg:viewBox="0 0 573 6673">
          <text:p/>
        </draw:connector>
        <draw:connector draw:style-name="gr4" draw:text-style-name="P2" draw:layer="layout" svg:x1="23.504cm" svg:y1="1.905cm" svg:x2="24.076cm" svg:y2="9.339cm" draw:start-shape="id22" draw:start-glue-point="2" draw:end-shape="id32" draw:end-glue-point="3" svg:d="m23504 1905v7434h572" svg:viewBox="0 0 573 7435">
          <text:p/>
        </draw:connector>
        <draw:frame draw:style-name="gr1" draw:text-style-name="P1" xml:id="id33" draw:id="id33" draw:layer="layout" svg:width="2.34cm" svg:height="0.645cm" svg:x="24.076cm" svg:y="9.7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10.541cm">
          <draw:text-box>
            <text:p><text:span text:style-name="T1">106 figure-skating</text:span></text:p>
          </draw:text-box>
        </draw:frame>
        <draw:connector draw:style-name="gr4" draw:text-style-name="P2" draw:layer="layout" svg:x1="23.504cm" svg:y1="1.905cm" svg:x2="24.076cm" svg:y2="10.101cm" draw:start-shape="id22" draw:start-glue-point="2" draw:end-shape="id33" draw:end-glue-point="3" svg:d="m23504 1905v8196h572" svg:viewBox="0 0 573 8197">
          <text:p/>
        </draw:connector>
        <draw:connector draw:style-name="gr4" draw:text-style-name="P2" draw:layer="layout" svg:x1="23.504cm" svg:y1="1.905cm" svg:x2="24.076cm" svg:y2="10.863cm" draw:start-shape="id22" draw:start-glue-point="2" draw:end-shape="id34" draw:end-glue-point="3" svg:d="m23504 1905v8958h572" svg:viewBox="0 0 573 8959">
          <text:p/>
        </draw:connector>
        <draw:frame draw:style-name="gr1" draw:text-style-name="P1" xml:id="id35" draw:id="id35" draw:layer="layout" svg:width="2.594cm" svg:height="0.645cm" svg:x="24.076cm" svg:y="11.303cm">
          <draw:text-box>
            <text:p><text:span text:style-name="T1">107 running</text:span></text:p>
          </draw:text-box>
        </draw:frame>
        <draw:connector draw:style-name="gr4" draw:text-style-name="P2" draw:layer="layout" svg:x1="23.504cm" svg:y1="1.905cm" svg:x2="24.076cm" svg:y2="11.625cm" draw:start-shape="id22" draw:start-glue-point="2" draw:end-shape="id35" draw:end-glue-point="3" svg:d="m23504 1905v9720h572" svg:viewBox="0 0 573 9721">
          <text:p/>
        </draw:connector>
        <draw:frame draw:style-name="gr1" draw:text-style-name="P1" xml:id="id36" draw:id="id36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675cm" svg:y="2.1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675cm" svg:y="2.9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675cm" svg:y="4.4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674cm" svg:y="5.2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674cm" svg:y="6.0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674cm" svg:y="6.8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674cm" svg:y="7.6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674cm" svg:y="8.4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568cm" svg:height="0.645cm" svg:x="28.674cm" svg:y="3.6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0.873cm" svg:y="9.2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0.873cm" svg:y="10.0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0.873cm" svg:y="10.8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0.873cm" svg:y="11.6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0.873cm" svg:y="12.4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0.873cm" svg:y="13.2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0.873cm" svg:y="14.0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0.873cm" svg:y="14.8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0.873cm" svg:y="15.6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0.873cm" svg:y="16.483cm">
          <draw:text-box>
            <text:p><text:span text:style-name="T1">128 1990's</text:span></text:p>
          </draw:text-box>
        </draw:frame>
        <draw:connector draw:style-name="gr4" draw:text-style-name="P2" draw:layer="layout" svg:x1="28.104cm" svg:y1="1.905cm" svg:x2="28.675cm" svg:y2="2.471cm" draw:start-shape="id36" draw:start-glue-point="2" draw:end-shape="id37" draw:end-glue-point="3" svg:d="m28104 1905v566h571" svg:viewBox="0 0 572 567">
          <text:p/>
        </draw:connector>
        <draw:connector draw:style-name="gr4" draw:text-style-name="P2" draw:layer="layout" svg:x1="28.104cm" svg:y1="1.905cm" svg:x2="28.675cm" svg:y2="3.243cm" draw:start-shape="id36" draw:start-glue-point="2" draw:end-shape="id38" draw:end-glue-point="3" svg:d="m28104 1905v1338h571" svg:viewBox="0 0 572 1339">
          <text:p/>
        </draw:connector>
        <draw:connector draw:style-name="gr4" draw:text-style-name="P2" draw:layer="layout" svg:x1="28.104cm" svg:y1="1.905cm" svg:x2="28.674cm" svg:y2="4.005cm" draw:start-shape="id36" draw:start-glue-point="2" draw:end-shape="id39" draw:end-glue-point="3" svg:d="m28104 1905v2100h570" svg:viewBox="0 0 571 2101">
          <text:p/>
        </draw:connector>
        <draw:connector draw:style-name="gr4" draw:text-style-name="P2" draw:layer="layout" svg:x1="28.104cm" svg:y1="1.905cm" svg:x2="28.675cm" svg:y2="4.805cm" draw:start-shape="id36" draw:start-glue-point="2" draw:end-shape="id40" draw:end-glue-point="3" svg:d="m28104 1905v2900h571" svg:viewBox="0 0 572 2901">
          <text:p/>
        </draw:connector>
        <draw:connector draw:style-name="gr4" draw:text-style-name="P2" draw:layer="layout" svg:x1="28.104cm" svg:y1="1.905cm" svg:x2="28.674cm" svg:y2="5.605cm" draw:start-shape="id36" draw:start-glue-point="2" draw:end-shape="id41" draw:end-glue-point="3" svg:d="m28104 1905v3700h570" svg:viewBox="0 0 571 3701">
          <text:p/>
        </draw:connector>
        <draw:connector draw:style-name="gr4" draw:text-style-name="P2" draw:layer="layout" svg:x1="28.104cm" svg:y1="1.905cm" svg:x2="28.674cm" svg:y2="6.405cm" draw:start-shape="id36" draw:start-glue-point="2" draw:end-shape="id42" draw:end-glue-point="3" svg:d="m28104 1905v4500h570" svg:viewBox="0 0 571 4501">
          <text:p/>
        </draw:connector>
        <draw:connector draw:style-name="gr4" draw:text-style-name="P2" draw:layer="layout" svg:x1="28.104cm" svg:y1="1.905cm" svg:x2="28.674cm" svg:y2="7.205cm" draw:start-shape="id36" draw:start-glue-point="2" draw:end-shape="id43" draw:end-glue-point="3" svg:d="m28104 1905v5300h570" svg:viewBox="0 0 571 5301">
          <text:p/>
        </draw:connector>
        <draw:connector draw:style-name="gr4" draw:text-style-name="P2" draw:layer="layout" svg:x1="28.104cm" svg:y1="1.905cm" svg:x2="28.674cm" svg:y2="8.005cm" draw:start-shape="id36" draw:start-glue-point="2" draw:end-shape="id44" draw:end-glue-point="3" svg:d="m28104 1905v6100h570" svg:viewBox="0 0 571 6101">
          <text:p/>
        </draw:connector>
        <draw:connector draw:style-name="gr4" draw:text-style-name="P2" draw:layer="layout" svg:x1="28.104cm" svg:y1="1.905cm" svg:x2="28.674cm" svg:y2="8.805cm" draw:start-shape="id36" draw:start-glue-point="2" draw:end-shape="id45" draw:end-glue-point="3" svg:d="m28104 1905v6900h570" svg:viewBox="0 0 571 6901">
          <text:p/>
        </draw:connector>
        <draw:connector draw:style-name="gr4" draw:text-style-name="P2" draw:layer="layout" svg:x1="30.339cm" svg:y1="9.128cm" svg:x2="30.873cm" svg:y2="9.605cm" draw:start-shape="id45" draw:start-glue-point="2" draw:end-shape="id46" draw:end-glue-point="3" svg:d="m30339 9128v477h534" svg:viewBox="0 0 535 478">
          <text:p/>
        </draw:connector>
        <draw:connector draw:style-name="gr4" draw:text-style-name="P2" draw:layer="layout" svg:x1="30.339cm" svg:y1="9.128cm" svg:x2="30.873cm" svg:y2="10.405cm" draw:start-shape="id45" draw:start-glue-point="2" draw:end-shape="id47" draw:end-glue-point="3" svg:d="m30339 9128v1277h534" svg:viewBox="0 0 535 1278">
          <text:p/>
        </draw:connector>
        <draw:connector draw:style-name="gr4" draw:text-style-name="P2" draw:layer="layout" svg:x1="30.339cm" svg:y1="9.128cm" svg:x2="30.873cm" svg:y2="11.205cm" draw:start-shape="id45" draw:start-glue-point="2" draw:end-shape="id48" draw:end-glue-point="3" svg:d="m30339 9128v2077h534" svg:viewBox="0 0 535 2078">
          <text:p/>
        </draw:connector>
        <draw:connector draw:style-name="gr4" draw:text-style-name="P2" draw:layer="layout" svg:x1="30.339cm" svg:y1="9.128cm" svg:x2="30.873cm" svg:y2="12.005cm" draw:start-shape="id45" draw:start-glue-point="2" draw:end-shape="id49" draw:end-glue-point="3" svg:d="m30339 9128v2877h534" svg:viewBox="0 0 535 2878">
          <text:p/>
        </draw:connector>
        <draw:connector draw:style-name="gr4" draw:text-style-name="P2" draw:layer="layout" svg:x1="30.339cm" svg:y1="9.128cm" svg:x2="30.873cm" svg:y2="12.805cm" draw:start-shape="id45" draw:start-glue-point="2" draw:end-shape="id50" draw:end-glue-point="3" svg:d="m30339 9128v3677h534" svg:viewBox="0 0 535 3678">
          <text:p/>
        </draw:connector>
        <draw:connector draw:style-name="gr4" draw:text-style-name="P2" draw:layer="layout" svg:x1="30.339cm" svg:y1="9.128cm" svg:x2="30.873cm" svg:y2="13.605cm" draw:start-shape="id45" draw:start-glue-point="2" draw:end-shape="id51" draw:end-glue-point="3" svg:d="m30339 9128v4477h534" svg:viewBox="0 0 535 4478">
          <text:p/>
        </draw:connector>
        <draw:connector draw:style-name="gr4" draw:text-style-name="P2" draw:layer="layout" svg:x1="30.339cm" svg:y1="9.128cm" svg:x2="30.873cm" svg:y2="14.405cm" draw:start-shape="id45" draw:start-glue-point="2" draw:end-shape="id52" draw:end-glue-point="3" svg:d="m30339 9128v5277h534" svg:viewBox="0 0 535 5278">
          <text:p/>
        </draw:connector>
        <draw:connector draw:style-name="gr4" draw:text-style-name="P2" draw:layer="layout" svg:x1="30.339cm" svg:y1="9.128cm" svg:x2="30.873cm" svg:y2="15.205cm" draw:start-shape="id45" draw:start-glue-point="2" draw:end-shape="id53" draw:end-glue-point="3" svg:d="m30339 9128v6077h534" svg:viewBox="0 0 535 6078">
          <text:p/>
        </draw:connector>
        <draw:connector draw:style-name="gr4" draw:text-style-name="P2" draw:layer="layout" svg:x1="30.339cm" svg:y1="9.128cm" svg:x2="30.873cm" svg:y2="16.005cm" draw:start-shape="id45" draw:start-glue-point="2" draw:end-shape="id54" draw:end-glue-point="3" svg:d="m30339 9128v6877h534" svg:viewBox="0 0 535 6878">
          <text:p/>
        </draw:connector>
        <draw:connector draw:style-name="gr4" draw:text-style-name="P2" draw:layer="layout" svg:x1="30.339cm" svg:y1="9.128cm" svg:x2="30.873cm" svg:y2="16.805cm" draw:start-shape="id45" draw:start-glue-point="2" draw:end-shape="id55" draw:end-glue-point="3" svg:d="m30339 9128v7677h534" svg:viewBox="0 0 535 7678">
          <text:p/>
        </draw:connector>
        <draw:frame draw:style-name="gr1" draw:text-style-name="P1" draw:layer="layout" svg:width="2.541cm" svg:height="0.645cm" svg:x="1.142cm" svg:y="17.2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0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461cm" svg:y="9.3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7.112cm" svg:y="10.1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7.111cm" svg:y="11.7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836cm" svg:y="12.5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836cm" svg:y="13.3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552cm" svg:y="14.125cm">
          <draw:text-box>
            <text:p><text:span text:style-name="T1">172 bank-robbery</text:span></text:p>
          </draw:text-box>
        </draw:frame>
        <draw:connector draw:style-name="gr4" draw:text-style-name="P2" draw:layer="layout" svg:x1="6.477cm" svg:y1="10.014cm" svg:x2="7.112cm" svg:y2="10.49cm" draw:start-shape="id56" draw:start-glue-point="2" draw:end-shape="id57" draw:end-glue-point="3" svg:d="m6477 10014v476h635" svg:viewBox="0 0 636 477">
          <text:p/>
        </draw:connector>
        <draw:connector draw:style-name="gr4" draw:text-style-name="P2" draw:layer="layout" svg:x1="6.477cm" svg:y1="10.014cm" svg:x2="7.111cm" svg:y2="12.09cm" draw:start-shape="id56" draw:start-glue-point="2" draw:end-shape="id58" draw:end-glue-point="3" svg:d="m6477 10014v2076h634" svg:viewBox="0 0 635 2077">
          <text:p/>
        </draw:connector>
        <draw:connector draw:style-name="gr4" draw:text-style-name="P2" draw:layer="layout" svg:x1="8.318cm" svg:y1="12.413cm" svg:x2="8.836cm" svg:y2="12.904cm" draw:start-shape="id58" draw:start-glue-point="2" draw:end-shape="id59" draw:end-glue-point="3" svg:d="m8318 12413v491h518" svg:viewBox="0 0 519 492">
          <text:p/>
        </draw:connector>
        <draw:connector draw:style-name="gr4" draw:text-style-name="P2" draw:layer="layout" svg:x1="8.318cm" svg:y1="12.413cm" svg:x2="8.836cm" svg:y2="13.666cm" draw:start-shape="id58" draw:start-glue-point="2" draw:end-shape="id60" draw:end-glue-point="3" svg:d="m8318 12413v1253h518" svg:viewBox="0 0 519 1254">
          <text:p/>
        </draw:connector>
        <draw:frame draw:style-name="gr1" draw:text-style-name="P1" xml:id="id61" draw:id="id61" draw:layer="layout" svg:width="4.447cm" svg:height="0.645cm" svg:x="7.11cm" svg:y="15.568cm">
          <draw:text-box>
            <text:p><text:span text:style-name="T1">77 organized-crime</text:span></text:p>
          </draw:text-box>
        </draw:frame>
        <draw:connector draw:style-name="gr4" draw:text-style-name="P2" draw:layer="layout" svg:x1="6.477cm" svg:y1="10.014cm" svg:x2="7.11cm" svg:y2="15.89cm" draw:start-shape="id56" draw:start-glue-point="2" draw:end-shape="id61" draw:end-glue-point="3" svg:d="m6477 10014v5876h633" svg:viewBox="0 0 634 5877">
          <text:p/>
        </draw:connector>
        <draw:frame draw:style-name="gr1" draw:text-style-name="P1" xml:id="id62" draw:id="id62" draw:layer="layout" svg:width="3.175cm" svg:height="0.645cm" svg:x="7.112cm" svg:y="17.057cm">
          <draw:text-box>
            <text:p><text:span text:style-name="T1">175 drug-dealing</text:span></text:p>
          </draw:text-box>
        </draw:frame>
        <draw:connector draw:style-name="gr4" draw:text-style-name="P2" draw:layer="layout" svg:x1="6.477cm" svg:y1="10.014cm" svg:x2="7.112cm" svg:y2="17.379cm" draw:start-shape="id56" draw:start-glue-point="2" draw:end-shape="id62" draw:end-glue-point="3" svg:d="m6477 10014v7365h635" svg:viewBox="0 0 636 7366">
          <text:p/>
        </draw:connector>
        <draw:frame draw:style-name="gr1" draw:text-style-name="P1" xml:id="id63" draw:id="id63" draw:layer="layout" svg:width="2.286cm" svg:height="0.645cm" svg:x="7.112cm" svg:y="17.829cm">
          <draw:text-box>
            <text:p><text:span text:style-name="T1">176 gangs</text:span></text:p>
          </draw:text-box>
        </draw:frame>
        <draw:connector draw:style-name="gr4" draw:text-style-name="P2" draw:layer="layout" svg:x1="6.477cm" svg:y1="10.014cm" svg:x2="7.112cm" svg:y2="18.151cm" draw:start-shape="id56" draw:start-glue-point="2" draw:end-shape="id63" draw:end-glue-point="3" svg:d="m6477 10014v8137h635" svg:viewBox="0 0 636 8138">
          <text:p/>
        </draw:connector>
        <draw:frame draw:style-name="gr1" draw:text-style-name="P1" xml:id="id64" draw:id="id64" draw:layer="layout" svg:width="3.048cm" svg:height="0.645cm" svg:x="7.112cm" svg:y="18.5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8.89cm" svg:y="19.3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8.89cm" svg:y="20.115cm">
          <draw:text-box>
            <text:p><text:span text:style-name="T1">179 human-trafficing</text:span></text:p>
          </draw:text-box>
        </draw:frame>
        <draw:connector draw:style-name="gr4" draw:text-style-name="P2" draw:layer="layout" svg:x1="6.477cm" svg:y1="10.014cm" svg:x2="7.112cm" svg:y2="18.903cm" draw:start-shape="id56" draw:start-glue-point="2" draw:end-shape="id64" draw:end-glue-point="3" svg:d="m6477 10014v8889h635" svg:viewBox="0 0 636 8890">
          <text:p/>
        </draw:connector>
        <draw:connector draw:style-name="gr4" draw:text-style-name="P2" draw:layer="layout" svg:x1="8.636cm" svg:y1="19.226cm" svg:x2="8.89cm" svg:y2="19.665cm" draw:start-shape="id64" draw:start-glue-point="2" draw:end-shape="id65" draw:end-glue-point="3" svg:d="m8636 19226v439h254" svg:viewBox="0 0 255 440">
          <text:p/>
        </draw:connector>
        <draw:connector draw:style-name="gr4" draw:text-style-name="P2" draw:layer="layout" svg:x1="8.636cm" svg:y1="19.226cm" svg:x2="8.89cm" svg:y2="20.437cm" draw:start-shape="id64" draw:start-glue-point="2" draw:end-shape="id66" draw:end-glue-point="3" svg:d="m8636 19226v1211h254" svg:viewBox="0 0 255 1212">
          <text:p/>
        </draw:connector>
        <draw:frame draw:style-name="gr1" draw:text-style-name="P1" xml:id="id67" draw:id="id67" draw:layer="layout" svg:width="2.923cm" svg:height="0.645cm" svg:x="7.11cm" svg:y="20.868cm">
          <draw:text-box>
            <text:p><text:span text:style-name="T1">180 con-artist</text:span></text:p>
          </draw:text-box>
        </draw:frame>
        <draw:connector draw:style-name="gr4" draw:text-style-name="P2" draw:layer="layout" svg:x1="6.477cm" svg:y1="10.014cm" svg:x2="7.11cm" svg:y2="21.19cm" draw:start-shape="id56" draw:start-glue-point="2" draw:end-shape="id67" draw:end-glue-point="3" svg:d="m6477 10014v11176h633" svg:viewBox="0 0 634 11177">
          <text:p/>
        </draw:connector>
        <draw:frame draw:style-name="gr1" draw:text-style-name="P1" xml:id="id68" draw:id="id68" draw:layer="layout" svg:width="3.558cm" svg:height="0.645cm" svg:x="7.11cm" svg:y="21.668cm">
          <draw:text-box>
            <text:p><text:span text:style-name="T1">181 stolen-identity</text:span></text:p>
          </draw:text-box>
        </draw:frame>
        <draw:connector draw:style-name="gr4" draw:text-style-name="P2" draw:layer="layout" svg:x1="6.477cm" svg:y1="10.014cm" svg:x2="7.11cm" svg:y2="21.99cm" draw:start-shape="id56" draw:start-glue-point="2" draw:end-shape="id68" draw:end-glue-point="3" svg:d="m6477 10014v11976h633" svg:viewBox="0 0 634 11977">
          <text:p/>
        </draw:connector>
        <draw:frame draw:style-name="gr1" draw:text-style-name="P1" xml:id="id69" draw:id="id69" draw:layer="layout" svg:width="3.177cm" svg:height="0.645cm" svg:x="7.11cm" svg:y="22.468cm">
          <draw:text-box>
            <text:p><text:span text:style-name="T1">182 prostitution</text:span></text:p>
          </draw:text-box>
        </draw:frame>
        <draw:connector draw:style-name="gr4" draw:text-style-name="P2" draw:layer="layout" svg:x1="6.477cm" svg:y1="10.014cm" svg:x2="7.11cm" svg:y2="22.79cm" draw:start-shape="id56" draw:start-glue-point="2" draw:end-shape="id69" draw:end-glue-point="3" svg:d="m6477 10014v12776h633" svg:viewBox="0 0 634 12777">
          <text:p/>
        </draw:connector>
        <draw:frame draw:style-name="gr1" draw:text-style-name="P1" xml:id="id70" draw:id="id70" draw:layer="layout" svg:width="2.034cm" svg:height="0.645cm" svg:x="7.11cm" svg:y="23.268cm">
          <draw:text-box>
            <text:p><text:span text:style-name="T1">183 rape</text:span></text:p>
          </draw:text-box>
        </draw:frame>
        <draw:connector draw:style-name="gr4" draw:text-style-name="P2" draw:layer="layout" svg:x1="6.477cm" svg:y1="10.014cm" svg:x2="7.11cm" svg:y2="23.59cm" draw:start-shape="id56" draw:start-glue-point="2" draw:end-shape="id70" draw:end-glue-point="3" svg:d="m6477 10014v13576h633" svg:viewBox="0 0 634 13577">
          <text:p/>
        </draw:connector>
        <draw:frame draw:style-name="gr1" draw:text-style-name="P1" xml:id="id71" draw:id="id71" draw:layer="layout" svg:width="4.193cm" svg:height="0.645cm" svg:x="7.11cm" svg:y="24.068cm">
          <draw:text-box>
            <text:p><text:span text:style-name="T1">184 white-collar-crime</text:span></text:p>
          </draw:text-box>
        </draw:frame>
        <draw:connector draw:style-name="gr4" draw:text-style-name="P2" draw:layer="layout" svg:x1="6.477cm" svg:y1="10.014cm" svg:x2="7.11cm" svg:y2="24.39cm" draw:start-shape="id56" draw:start-glue-point="2" draw:end-shape="id71" draw:end-glue-point="3" svg:d="m6477 10014v14376h633" svg:viewBox="0 0 634 14377">
          <text:p/>
        </draw:connector>
        <draw:frame draw:style-name="gr1" draw:text-style-name="P1" xml:id="id72" draw:id="id72" draw:layer="layout" svg:width="4.447cm" svg:height="0.645cm" svg:x="7.11cm" svg:y="24.868cm">
          <draw:text-box>
            <text:p><text:span text:style-name="T1">185 domestic-violence</text:span></text:p>
          </draw:text-box>
        </draw:frame>
        <draw:connector draw:style-name="gr4" draw:text-style-name="P2" draw:layer="layout" svg:x1="6.477cm" svg:y1="10.014cm" svg:x2="7.11cm" svg:y2="25.19cm" draw:start-shape="id56" draw:start-glue-point="2" draw:end-shape="id72" draw:end-glue-point="3" svg:d="m6477 10014v15176h633" svg:viewBox="0 0 634 15177">
          <text:p/>
        </draw:connector>
        <draw:frame draw:style-name="gr1" draw:text-style-name="P1" xml:id="id73" draw:id="id73" draw:layer="layout" svg:width="2.922cm" svg:height="0.645cm" svg:x="8.835cm" svg:y="14.844cm">
          <draw:text-box>
            <text:p><text:span text:style-name="T1">173 auto-theft</text:span></text:p>
          </draw:text-box>
        </draw:frame>
        <draw:connector draw:style-name="gr4" draw:text-style-name="P2" draw:layer="layout" svg:x1="8.318cm" svg:y1="12.413cm" svg:x2="8.835cm" svg:y2="15.166cm" draw:start-shape="id58" draw:start-glue-point="2" draw:end-shape="id73" draw:end-glue-point="3" svg:d="m8318 12413v2753h517" svg:viewBox="0 0 518 2754">
          <text:p/>
        </draw:connector>
        <draw:frame draw:style-name="gr1" draw:text-style-name="P1" xml:id="id74" draw:id="id74" draw:layer="layout" svg:width="2.912cm" svg:height="0.645cm" svg:x="9.534cm" svg:y="16.344cm">
          <draw:text-box>
            <text:p><text:span text:style-name="T1">174 gangster</text:span></text:p>
          </draw:text-box>
        </draw:frame>
        <draw:connector draw:style-name="gr4" draw:text-style-name="P2" draw:layer="layout" svg:x1="9.333cm" svg:y1="16.213cm" svg:x2="9.534cm" svg:y2="16.666cm" draw:start-shape="id61" draw:start-glue-point="2" draw:end-shape="id74" draw:end-glue-point="3" svg:d="m9333 16213v453h201" svg:viewBox="0 0 202 454">
          <text:p/>
        </draw:connector>
        <draw:frame draw:style-name="gr1" draw:text-style-name="P1" xml:id="id99" draw:id="id99" draw:layer="layout" svg:width="2.033cm" svg:height="0.645cm" svg:x="14.865cm" svg:y="20.6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19.6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0.4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1.2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0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3.6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4.4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0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1.684cm" svg:y="6.213cm">
          <draw:text-box>
            <text:p><text:span text:style-name="T1">39 oregon</text:span></text:p>
          </draw:text-box>
        </draw:frame>
        <draw:frame draw:style-name="gr1" draw:text-style-name="P1" xml:id="id76" draw:id="id76" draw:layer="layout" svg:width="2.286cm" svg:height="0.645cm" svg:x="13.383cm" svg:y="7.013cm">
          <draw:text-box>
            <text:p><text:span text:style-name="T1">42 portland</text:span></text:p>
          </draw:text-box>
        </draw:frame>
        <draw:connector draw:style-name="gr4" draw:text-style-name="P2" draw:layer="layout" svg:x1="12.827cm" svg:y1="6.858cm" svg:x2="13.383cm" svg:y2="7.335cm" draw:start-shape="id75" draw:start-glue-point="2" draw:end-shape="id76" draw:end-glue-point="3" svg:d="m12827 6858v477h556" svg:viewBox="0 0 557 478">
          <text:p/>
        </draw:connector>
        <draw:frame draw:style-name="gr1" draw:text-style-name="P1" draw:layer="layout" svg:width="1.782cm" svg:height="0.645cm" svg:x="1.139cm" svg:y="26.8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7.6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29.2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0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0.8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1.139cm" svg:y="31.611cm">
          <draw:text-box>
            <text:p><text:span text:style-name="T1">49 offensive</text:span></text:p>
          </draw:text-box>
        </draw:frame>
        <draw:frame draw:style-name="gr1" draw:text-style-name="P1" xml:id="id79" draw:id="id79" draw:layer="layout" svg:width="4.207cm" svg:height="0.645cm" svg:x="13.627cm" svg:y="9.388cm">
          <draw:text-box>
            <text:p><text:span text:style-name="T1">50 christian/christianity</text:span></text:p>
          </draw:text-box>
        </draw:frame>
        <draw:connector draw:style-name="gr4" draw:text-style-name="P2" draw:layer="layout" svg:x1="10.042cm" svg:y1="13.989cm" svg:x2="10.552cm" svg:y2="14.447cm" draw:start-shape="id60" draw:start-glue-point="2" draw:end-shape="id77" draw:end-glue-point="3" svg:d="m10042 13989v458h510" svg:viewBox="0 0 511 459">
          <text:p/>
        </draw:connector>
        <draw:frame draw:style-name="gr1" draw:text-style-name="P1" xml:id="id78" draw:id="id78" draw:layer="layout" svg:width="3.81cm" svg:height="0.645cm" svg:x="11.13cm" svg:y="8.636cm">
          <draw:text-box>
            <text:p><text:span text:style-name="T1">186 spiritual/religion</text:span></text:p>
          </draw:text-box>
        </draw:frame>
        <draw:frame draw:style-name="gr1" draw:text-style-name="P1" xml:id="id80" draw:id="id80" draw:layer="layout" svg:width="4.461cm" svg:height="0.645cm" svg:x="13.627cm" svg:y="10.188cm">
          <draw:text-box>
            <text:p><text:span text:style-name="T1">187 catholic/catholicism</text:span></text:p>
          </draw:text-box>
        </draw:frame>
        <draw:frame draw:style-name="gr1" draw:text-style-name="P1" xml:id="id81" draw:id="id81" draw:layer="layout" svg:width="4.488cm" svg:height="0.645cm" svg:x="13.627cm" svg:y="10.988cm">
          <draw:text-box>
            <text:p><text:span text:style-name="T1">188 mormon/mormonism</text:span></text:p>
          </draw:text-box>
        </draw:frame>
        <draw:connector draw:style-name="gr4" draw:text-style-name="P2" draw:layer="layout" svg:x1="13.035cm" svg:y1="9.281cm" svg:x2="13.627cm" svg:y2="9.71cm" draw:start-shape="id78" draw:start-glue-point="2" draw:end-shape="id79" draw:end-glue-point="3" svg:d="m13035 9281v429h592" svg:viewBox="0 0 593 430">
          <text:p/>
        </draw:connector>
        <draw:connector draw:style-name="gr4" draw:text-style-name="P2" draw:layer="layout" svg:x1="13.035cm" svg:y1="9.281cm" svg:x2="13.627cm" svg:y2="10.51cm" draw:start-shape="id78" draw:start-glue-point="2" draw:end-shape="id80" draw:end-glue-point="3" svg:d="m13035 9281v1229h592" svg:viewBox="0 0 593 1230">
          <text:p/>
        </draw:connector>
        <draw:connector draw:style-name="gr4" draw:text-style-name="P2" draw:layer="layout" svg:x1="13.035cm" svg:y1="9.281cm" svg:x2="13.627cm" svg:y2="11.31cm" draw:start-shape="id78" draw:start-glue-point="2" draw:end-shape="id81" draw:end-glue-point="3" svg:d="m13035 9281v2029h592" svg:viewBox="0 0 593 2030">
          <text:p/>
        </draw:connector>
        <draw:frame draw:style-name="gr1" draw:text-style-name="P1" draw:layer="layout" svg:width="2.667cm" svg:height="0.645cm" svg:x="5.207cm" svg:y="26.025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82" draw:id="id82" draw:layer="layout" svg:width="3.753cm" svg:height="0.645cm" svg:x="14.916cm" svg:y="13.725cm">
          <draw:text-box>
            <text:p><text:span text:style-name="T1">189 natural-disaster</text:span></text:p>
          </draw:text-box>
        </draw:frame>
        <draw:frame draw:style-name="gr1" draw:text-style-name="P1" xml:id="id83" draw:id="id83" draw:layer="layout" svg:width="2.476cm" svg:height="0.645cm" svg:x="17.355cm" svg:y="14.497cm">
          <draw:text-box>
            <text:p><text:span text:style-name="T1">190 tornado</text:span></text:p>
          </draw:text-box>
        </draw:frame>
        <draw:frame draw:style-name="gr1" draw:text-style-name="P1" xml:id="id84" draw:id="id84" draw:layer="layout" svg:width="2.984cm" svg:height="0.645cm" svg:x="17.355cm" svg:y="15.297cm">
          <draw:text-box>
            <text:p><text:span text:style-name="T1">191 earthquake</text:span></text:p>
          </draw:text-box>
        </draw:frame>
        <draw:frame draw:style-name="gr1" draw:text-style-name="P1" xml:id="id85" draw:id="id85" draw:layer="layout" svg:width="2.476cm" svg:height="0.645cm" svg:x="17.355cm" svg:y="16.097cm">
          <draw:text-box>
            <text:p><text:span text:style-name="T1">192 valcano</text:span></text:p>
          </draw:text-box>
        </draw:frame>
        <draw:frame draw:style-name="gr1" draw:text-style-name="P1" xml:id="id86" draw:id="id86" draw:layer="layout" svg:width="2.476cm" svg:height="0.645cm" svg:x="17.355cm" svg:y="16.897cm">
          <draw:text-box>
            <text:p><text:span text:style-name="T1">193 tsunami</text:span></text:p>
          </draw:text-box>
        </draw:frame>
        <draw:connector draw:style-name="gr4" draw:text-style-name="P2" draw:layer="layout" svg:x1="16.792cm" svg:y1="14.37cm" svg:x2="17.355cm" svg:y2="14.819cm" draw:start-shape="id82" draw:start-glue-point="2" draw:end-shape="id83" draw:end-glue-point="3" svg:d="m16792 14370v449h563" svg:viewBox="0 0 564 450">
          <text:p/>
        </draw:connector>
        <draw:connector draw:style-name="gr4" draw:text-style-name="P2" draw:layer="layout" svg:x1="16.792cm" svg:y1="14.37cm" svg:x2="17.355cm" svg:y2="15.619cm" draw:start-shape="id82" draw:start-glue-point="2" draw:end-shape="id84" svg:d="m16792 14370v1249h563" svg:viewBox="0 0 564 1250">
          <text:p/>
        </draw:connector>
        <draw:connector draw:style-name="gr4" draw:text-style-name="P2" draw:layer="layout" svg:x1="16.792cm" svg:y1="14.37cm" svg:x2="17.355cm" svg:y2="16.419cm" draw:start-shape="id82" draw:start-glue-point="2" draw:end-shape="id85" draw:end-glue-point="3" svg:d="m16792 14370v2049h563" svg:viewBox="0 0 564 2050">
          <text:p/>
        </draw:connector>
        <draw:connector draw:style-name="gr4" draw:text-style-name="P2" draw:layer="layout" svg:x1="16.792cm" svg:y1="14.37cm" svg:x2="17.355cm" svg:y2="17.219cm" draw:start-shape="id82" draw:start-glue-point="2" draw:end-shape="id86" draw:end-glue-point="3" svg:d="m16792 14370v2849h563" svg:viewBox="0 0 564 2850">
          <text:p/>
        </draw:connector>
        <draw:frame draw:style-name="gr5" draw:text-style-name="P1" xml:id="id87" draw:id="id87" draw:layer="layout" svg:width="2.287cm" svg:height="0.645cm" svg:x="13.461cm" svg:y="12.927cm">
          <draw:text-box>
            <text:p><text:span text:style-name="T1">56 disaster</text:span></text:p>
          </draw:text-box>
        </draw:frame>
        <draw:connector draw:style-name="gr4" draw:text-style-name="P2" draw:layer="layout" svg:x1="14.604cm" svg:y1="13.572cm" svg:x2="14.916cm" svg:y2="14.047cm" draw:start-shape="id87" draw:start-glue-point="2" draw:end-shape="id82" draw:end-glue-point="3" svg:d="m14604 13572v475h312" svg:viewBox="0 0 313 476">
          <text:p/>
        </draw:connector>
        <draw:frame draw:style-name="gr6" draw:text-style-name="P1" xml:id="id88" draw:id="id88" draw:layer="layout" svg:width="3.129cm" svg:height="0.647cm" svg:x="15.159cm" svg:y="17.768cm">
          <draw:text-box>
            <text:p><text:span text:style-name="T1">194 plane-crash</text:span></text:p>
          </draw:text-box>
        </draw:frame>
        <draw:frame draw:style-name="gr6" draw:text-style-name="P1" xml:id="id89" draw:id="id89" draw:layer="layout" svg:width="3.129cm" svg:height="0.647cm" svg:x="15.159cm" svg:y="18.568cm">
          <draw:text-box>
            <text:p><text:span text:style-name="T1">195 sinking-ship</text:span></text:p>
          </draw:text-box>
        </draw:frame>
        <draw:connector draw:style-name="gr4" draw:text-style-name="P2" draw:layer="layout" svg:x1="14.604cm" svg:y1="13.572cm" svg:x2="15.159cm" svg:y2="18.091cm" draw:start-shape="id87" draw:start-glue-point="2" draw:end-shape="id88" draw:end-glue-point="3" svg:d="m14604 13572v4519h555" svg:viewBox="0 0 556 4520">
          <text:p/>
        </draw:connector>
        <draw:connector draw:style-name="gr4" draw:text-style-name="P2" draw:layer="layout" svg:x1="14.604cm" svg:y1="13.572cm" svg:x2="15.159cm" svg:y2="18.891cm" draw:start-shape="id87" draw:start-glue-point="2" draw:end-shape="id89" draw:end-glue-point="3" svg:d="m14604 13572v5319h555" svg:viewBox="0 0 556 5320">
          <text:p/>
        </draw:connector>
        <draw:frame draw:style-name="gr1" draw:text-style-name="P1" draw:layer="layout" svg:width="2.16cm" svg:height="0.645cm" svg:x="5.206cm" svg:y="30.025cm">
          <draw:text-box>
            <text:p><text:span text:style-name="T1">57 remake</text:span></text:p>
          </draw:text-box>
        </draw:frame>
        <draw:frame draw:style-name="gr7" draw:text-style-name="P1" xml:id="id101" draw:id="id101" draw:layer="layout" svg:width="4.547cm" svg:height="1.039cm" svg:x="21.361cm" svg:y="14.227cm">
          <draw:text-box>
            <text:p><text:span text:style-name="T1">197 based-on-previously-written-material</text:span></text:p>
          </draw:text-box>
        </draw:frame>
        <draw:frame draw:style-name="gr1" draw:text-style-name="P1" xml:id="id102" draw:id="id102" draw:layer="layout" svg:width="3.345cm" svg:height="0.645cm" svg:x="24.155cm" svg:y="15.397cm">
          <draw:text-box>
            <text:p><text:span text:style-name="T1">58 based-on-book</text:span></text:p>
          </draw:text-box>
        </draw:frame>
        <draw:frame draw:style-name="gr1" draw:text-style-name="P1" xml:id="id103" draw:id="id103" draw:layer="layout" svg:width="4.361cm" svg:height="0.645cm" svg:x="24.155cm" svg:y="16.197cm">
          <draw:text-box>
            <text:p><text:span text:style-name="T1">59 based-on-short-story</text:span></text:p>
          </draw:text-box>
        </draw:frame>
        <draw:frame draw:style-name="gr1" draw:text-style-name="P1" xml:id="id104" draw:id="id104" draw:layer="layout" svg:width="3.218cm" svg:height="0.645cm" svg:x="24.155cm" svg:y="16.997cm">
          <draw:text-box>
            <text:p><text:span text:style-name="T1">60 based-on-play</text:span></text:p>
          </draw:text-box>
        </draw:frame>
        <draw:frame draw:style-name="gr1" draw:text-style-name="P1" xml:id="id106" draw:id="id106" draw:layer="layout" svg:width="4.293cm" svg:height="0.645cm" svg:x="24.155cm" svg:y="18.597cm">
          <draw:text-box>
            <text:p><text:span text:style-name="T1">199 based-on-musical</text:span></text:p>
          </draw:text-box>
        </draw:frame>
        <draw:frame draw:style-name="gr1" draw:text-style-name="P1" xml:id="id107" draw:id="id107" draw:layer="layout" svg:width="4.166cm" svg:height="0.645cm" svg:x="24.155cm" svg:y="19.397cm">
          <draw:text-box>
            <text:p><text:span text:style-name="T1">200 based-on-opera</text:span></text:p>
          </draw:text-box>
        </draw:frame>
        <draw:frame draw:style-name="gr1" draw:text-style-name="P1" xml:id="id108" draw:id="id108" draw:layer="layout" svg:width="4.801cm" svg:height="0.645cm" svg:x="24.155cm" svg:y="20.197cm">
          <draw:text-box>
            <text:p><text:span text:style-name="T1">64 based-on-comic-book(s)</text:span></text:p>
          </draw:text-box>
        </draw:frame>
        <draw:frame draw:style-name="gr1" draw:text-style-name="P1" xml:id="id109" draw:id="id109" draw:layer="layout" svg:width="4.42cm" svg:height="0.645cm" svg:x="24.155cm" svg:y="20.997cm">
          <draw:text-box>
            <text:p><text:span text:style-name="T1">81 based-on-video-game</text:span></text:p>
          </draw:text-box>
        </draw:frame>
        <draw:frame draw:style-name="gr1" draw:text-style-name="P1" xml:id="id105" draw:id="id105" draw:layer="layout" svg:width="4.834cm" svg:height="0.645cm" svg:x="26.154cm" svg:y="17.797cm">
          <draw:text-box>
            <text:p><text:span text:style-name="T1">198 based-on-shakespeare</text:span></text:p>
          </draw:text-box>
        </draw:frame>
        <draw:frame draw:style-name="gr1" draw:text-style-name="P1" xml:id="id110" draw:id="id110" draw:layer="layout" svg:width="3.786cm" svg:height="0.645cm" svg:x="24.154cm" svg:y="21.797cm">
          <draw:text-box>
            <text:p><text:span text:style-name="T1">201 based-on-poem</text:span></text:p>
          </draw:text-box>
        </draw:frame>
        <draw:frame draw:style-name="gr1" draw:text-style-name="P1" xml:id="id111" draw:id="id111" draw:layer="layout" svg:width="4.294cm" svg:height="0.645cm" svg:x="24.154cm" svg:y="22.597cm">
          <draw:text-box>
            <text:p><text:span text:style-name="T1">202 based-on-article(s)</text:span></text:p>
          </draw:text-box>
        </draw:frame>
        <draw:frame draw:style-name="gr1" draw:text-style-name="P1" xml:id="id112" draw:id="id112" draw:layer="layout" svg:width="3.659cm" svg:height="0.645cm" svg:x="24.154cm" svg:y="23.398cm">
          <draw:text-box>
            <text:p><text:span text:style-name="T1">203 based-on-song</text:span></text:p>
          </draw:text-box>
        </draw:frame>
        <draw:frame draw:style-name="gr1" draw:text-style-name="P1" xml:id="id113" draw:id="id113" draw:layer="layout" svg:width="4.675cm" svg:height="0.645cm" svg:x="24.154cm" svg:y="24.197cm">
          <draw:text-box>
            <text:p><text:span text:style-name="T1">204 based-on-radio-series</text:span></text:p>
          </draw:text-box>
        </draw:frame>
        <draw:frame draw:style-name="gr1" draw:text-style-name="P1" xml:id="id114" draw:id="id114" draw:layer="layout" svg:width="4.167cm" svg:height="0.645cm" svg:x="24.154cm" svg:y="24.997cm">
          <draw:text-box>
            <text:p><text:span text:style-name="T1">205 based-on-tv-show</text:span></text:p>
          </draw:text-box>
        </draw:frame>
        <draw:frame draw:style-name="gr8" draw:text-style-name="P1" xml:id="id115" draw:id="id115" draw:layer="layout" svg:width="5.691cm" svg:height="0.645cm" svg:x="24.154cm" svg:y="25.797cm">
          <draw:text-box>
            <text:p><text:span text:style-name="T1">206 based-on-stephen-king-work</text:span></text:p>
          </draw:text-box>
        </draw:frame>
        <draw:frame draw:style-name="gr1" draw:text-style-name="P1" xml:id="id90" draw:id="id90" draw:layer="layout" svg:width="4.639cm" svg:height="0.645cm" svg:x="28.724cm" svg:y="19.413cm">
          <draw:text-box>
            <text:p><text:span text:style-name="T1">208 art/arts/entertainment</text:span></text:p>
          </draw:text-box>
        </draw:frame>
        <draw:frame draw:style-name="gr1" draw:text-style-name="P1" xml:id="id91" draw:id="id91" draw:layer="layout" svg:width="2.048cm" svg:height="0.645cm" svg:x="31.591cm" svg:y="20.202cm">
          <draw:text-box>
            <text:p><text:span text:style-name="T1">61 music</text:span></text:p>
          </draw:text-box>
        </draw:frame>
        <draw:frame draw:style-name="gr1" draw:text-style-name="P1" xml:id="id92" draw:id="id92" draw:layer="layout" svg:width="3.064cm" svg:height="0.645cm" svg:x="31.607cm" svg:y="20.947cm">
          <draw:text-box>
            <text:p><text:span text:style-name="T1">209 filmmaking</text:span></text:p>
          </draw:text-box>
        </draw:frame>
        <draw:frame draw:style-name="gr1" draw:text-style-name="P1" xml:id="id93" draw:id="id93" draw:layer="layout" svg:width="2.613cm" svg:height="0.645cm" svg:x="31.623cm" svg:y="21.713cm">
          <draw:text-box>
            <text:p><text:span text:style-name="T1">210 poetry</text:span></text:p>
          </draw:text-box>
        </draw:frame>
        <draw:frame draw:style-name="gr1" draw:text-style-name="P1" xml:id="id94" draw:id="id94" draw:layer="layout" svg:width="2.668cm" svg:height="0.645cm" svg:x="31.622cm" svg:y="22.513cm">
          <draw:text-box>
            <text:p><text:span text:style-name="T1">211 television</text:span></text:p>
          </draw:text-box>
        </draw:frame>
        <draw:frame draw:style-name="gr1" draw:text-style-name="P1" xml:id="id95" draw:id="id95" draw:layer="layout" svg:width="2.668cm" svg:height="0.645cm" svg:x="31.622cm" svg:y="23.313cm">
          <draw:text-box>
            <text:p><text:span text:style-name="T1">212 painting</text:span></text:p>
          </draw:text-box>
        </draw:frame>
        <draw:frame draw:style-name="gr1" draw:text-style-name="P1" xml:id="id96" draw:id="id96" draw:layer="layout" svg:width="3.303cm" svg:height="0.645cm" svg:x="31.596cm" svg:y="26.495cm">
          <draw:text-box>
            <text:p><text:span text:style-name="T1">216 photography</text:span></text:p>
          </draw:text-box>
        </draw:frame>
        <draw:frame draw:style-name="gr1" draw:text-style-name="P1" xml:id="id97" draw:id="id97" draw:layer="layout" svg:width="2.541cm" svg:height="0.645cm" svg:x="31.622cm" svg:y="24.113cm">
          <draw:text-box>
            <text:p><text:span text:style-name="T1">213 ballet</text:span></text:p>
          </draw:text-box>
        </draw:frame>
        <draw:frame draw:style-name="gr1" draw:text-style-name="P1" xml:id="id98" draw:id="id98" draw:layer="layout" svg:width="2.414cm" svg:height="0.645cm" svg:x="31.622cm" svg:y="24.913cm">
          <draw:text-box>
            <text:p><text:span text:style-name="T1">214 theater</text:span></text:p>
          </draw:text-box>
        </draw:frame>
        <draw:connector draw:style-name="gr4" draw:text-style-name="P2" draw:layer="layout" svg:x1="31.043cm" svg:y1="20.058cm" svg:x2="31.591cm" svg:y2="20.524cm" draw:start-shape="id90" draw:start-glue-point="2" draw:end-shape="id91" draw:end-glue-point="3" svg:d="m31043 20058v466h548" svg:viewBox="0 0 549 467">
          <text:p/>
        </draw:connector>
        <draw:connector draw:style-name="gr4" draw:text-style-name="P2" draw:layer="layout" svg:x1="31.043cm" svg:y1="20.058cm" svg:x2="31.607cm" svg:y2="21.269cm" draw:start-shape="id90" draw:start-glue-point="2" draw:end-shape="id92" draw:end-glue-point="3" svg:d="m31043 20058v1211h564" svg:viewBox="0 0 565 1212">
          <text:p/>
        </draw:connector>
        <draw:connector draw:style-name="gr4" draw:text-style-name="P2" draw:layer="layout" svg:x1="31.043cm" svg:y1="20.058cm" svg:x2="31.623cm" svg:y2="22.035cm" draw:start-shape="id90" draw:start-glue-point="2" draw:end-shape="id93" draw:end-glue-point="3" svg:d="m31043 20058v1977h580" svg:viewBox="0 0 581 1978">
          <text:p/>
        </draw:connector>
        <draw:connector draw:style-name="gr4" draw:text-style-name="P2" draw:layer="layout" svg:x1="31.043cm" svg:y1="20.058cm" svg:x2="31.622cm" svg:y2="22.835cm" draw:start-shape="id90" draw:start-glue-point="2" draw:end-shape="id94" draw:end-glue-point="3" svg:d="m31043 20058v2777h579" svg:viewBox="0 0 580 2778">
          <text:p/>
        </draw:connector>
        <draw:connector draw:style-name="gr4" draw:text-style-name="P2" draw:layer="layout" svg:x1="31.043cm" svg:y1="20.058cm" svg:x2="31.622cm" svg:y2="23.635cm" draw:start-shape="id90" draw:start-glue-point="2" draw:end-shape="id95" draw:end-glue-point="3" svg:d="m31043 20058v3577h579" svg:viewBox="0 0 580 3578">
          <text:p/>
        </draw:connector>
        <draw:connector draw:style-name="gr4" draw:text-style-name="P2" draw:layer="layout" svg:x1="31.043cm" svg:y1="20.058cm" svg:x2="31.596cm" svg:y2="26.817cm" draw:start-shape="id90" draw:start-glue-point="2" draw:end-shape="id96" draw:end-glue-point="3" svg:d="m31043 20058v6759h553" svg:viewBox="0 0 554 6760">
          <text:p/>
        </draw:connector>
        <draw:connector draw:style-name="gr4" draw:text-style-name="P2" draw:layer="layout" svg:x1="31.043cm" svg:y1="20.058cm" svg:x2="31.622cm" svg:y2="24.435cm" draw:start-shape="id90" draw:end-shape="id97" draw:end-glue-point="3" svg:d="m31043 20058v4377h579" svg:viewBox="0 0 580 4378">
          <text:p/>
        </draw:connector>
        <draw:connector draw:style-name="gr4" draw:text-style-name="P2" draw:layer="layout" svg:x1="31.043cm" svg:y1="20.058cm" svg:x2="31.622cm" svg:y2="25.235cm" draw:start-shape="id90" draw:start-glue-point="2" draw:end-shape="id98" draw:end-glue-point="3" svg:d="m31043 20058v5177h579" svg:viewBox="0 0 580 5178">
          <text:p/>
        </draw:connector>
        <draw:frame draw:style-name="gr1" draw:text-style-name="P1" xml:id="id122" draw:id="id122" draw:layer="layout" svg:width="4.193cm" svg:height="0.645cm" svg:x="13.714cm" svg:y="23.876cm">
          <draw:text-box>
            <text:p><text:span text:style-name="T1">graphic-sexual-content</text:span></text:p>
          </draw:text-box>
        </draw:frame>
        <draw:frame draw:style-name="gr1" draw:text-style-name="P1" xml:id="id123" draw:id="id123" draw:layer="layout" svg:width="3.177cm" svg:height="0.645cm" svg:x="13.716cm" svg:y="24.638cm">
          <draw:text-box>
            <text:p><text:span text:style-name="T1">graphic-violence</text:span></text:p>
          </draw:text-box>
        </draw:frame>
        <draw:frame draw:style-name="gr1" draw:text-style-name="P1" draw:layer="layout" svg:width="2.393cm" svg:height="0.645cm" svg:x="10.307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100" draw:id="id100" draw:layer="layout" svg:width="2.54cm" svg:height="0.645cm" svg:x="16.262cm" svg:y="21.453cm">
          <draw:text-box>
            <text:p><text:span text:style-name="T1">67 holocaust</text:span></text:p>
          </draw:text-box>
        </draw:frame>
        <draw:connector draw:style-name="gr4" draw:text-style-name="P2" draw:layer="layout" svg:x1="15.881cm" svg:y1="21.336cm" svg:x2="16.262cm" svg:y2="21.775cm" draw:start-shape="id99" draw:start-glue-point="2" draw:end-shape="id100" draw:end-glue-point="3" svg:d="m15881 21336v439h381" svg:viewBox="0 0 382 440">
          <text:p/>
        </draw:connector>
        <draw:frame draw:style-name="gr1" draw:text-style-name="P1" draw:layer="layout" svg:width="1.909cm" svg:height="0.645cm" svg:x="17.726cm" svg:y="26.797cm">
          <draw:text-box>
            <text:p><text:span text:style-name="T1">68 silent</text:span></text:p>
          </draw:text-box>
        </draw:frame>
        <draw:connector draw:style-name="gr4" draw:text-style-name="P2" draw:layer="layout" svg:x1="23.634cm" svg:y1="15.266cm" svg:x2="24.155cm" svg:y2="15.719cm" draw:start-shape="id101" draw:start-glue-point="2" draw:end-shape="id102" draw:end-glue-point="3" svg:d="m23634 15266v453h521" svg:viewBox="0 0 522 454">
          <text:p/>
        </draw:connector>
        <draw:connector draw:style-name="gr4" draw:text-style-name="P2" draw:layer="layout" svg:x1="23.634cm" svg:y1="15.266cm" svg:x2="24.155cm" svg:y2="16.519cm" draw:start-shape="id101" draw:start-glue-point="2" draw:end-shape="id103" draw:end-glue-point="3" svg:d="m23634 15266v1253h521" svg:viewBox="0 0 522 1254">
          <text:p/>
        </draw:connector>
        <draw:connector draw:style-name="gr4" draw:text-style-name="P2" draw:layer="layout" svg:x1="23.634cm" svg:y1="15.266cm" svg:x2="24.155cm" svg:y2="17.319cm" draw:start-shape="id101" draw:start-glue-point="2" draw:end-shape="id104" draw:end-glue-point="3" svg:d="m23634 15266v2053h521" svg:viewBox="0 0 522 2054">
          <text:p/>
        </draw:connector>
        <draw:connector draw:style-name="gr4" draw:text-style-name="P2" draw:layer="layout" svg:x1="25.764cm" svg:y1="17.642cm" svg:x2="26.154cm" svg:y2="18.119cm" draw:start-shape="id104" draw:start-glue-point="2" draw:end-shape="id105" draw:end-glue-point="3" svg:d="m25764 17642v477h390" svg:viewBox="0 0 391 478">
          <text:p/>
        </draw:connector>
        <draw:connector draw:style-name="gr4" draw:text-style-name="P2" draw:layer="layout" svg:x1="23.634cm" svg:y1="15.266cm" svg:x2="24.155cm" svg:y2="18.919cm" draw:start-shape="id101" draw:start-glue-point="2" draw:end-shape="id106" draw:end-glue-point="3" svg:d="m23634 15266v3653h521" svg:viewBox="0 0 522 3654">
          <text:p/>
        </draw:connector>
        <draw:connector draw:style-name="gr4" draw:text-style-name="P2" draw:layer="layout" svg:x1="23.634cm" svg:y1="15.266cm" svg:x2="24.155cm" svg:y2="19.719cm" draw:start-shape="id101" draw:start-glue-point="2" draw:end-shape="id107" draw:end-glue-point="3" svg:d="m23634 15266v4453h521" svg:viewBox="0 0 522 4454">
          <text:p/>
        </draw:connector>
        <draw:connector draw:style-name="gr4" draw:text-style-name="P2" draw:layer="layout" svg:x1="23.634cm" svg:y1="15.266cm" svg:x2="24.155cm" svg:y2="20.519cm" draw:start-shape="id101" draw:start-glue-point="2" draw:end-shape="id108" draw:end-glue-point="3" svg:d="m23634 15266v5253h521" svg:viewBox="0 0 522 5254">
          <text:p/>
        </draw:connector>
        <draw:connector draw:style-name="gr4" draw:text-style-name="P2" draw:layer="layout" svg:x1="23.634cm" svg:y1="15.266cm" svg:x2="24.155cm" svg:y2="21.319cm" draw:start-shape="id101" draw:start-glue-point="2" draw:end-shape="id109" draw:end-glue-point="3" svg:d="m23634 15266v6053h521" svg:viewBox="0 0 522 6054">
          <text:p/>
        </draw:connector>
        <draw:connector draw:style-name="gr4" draw:text-style-name="P2" draw:layer="layout" svg:x1="23.634cm" svg:y1="15.266cm" svg:x2="24.154cm" svg:y2="22.119cm" draw:start-shape="id101" draw:start-glue-point="2" draw:end-shape="id110" draw:end-glue-point="3" svg:d="m23634 15266v6853h520" svg:viewBox="0 0 521 6854">
          <text:p/>
        </draw:connector>
        <draw:connector draw:style-name="gr4" draw:text-style-name="P2" draw:layer="layout" svg:x1="23.634cm" svg:y1="15.266cm" svg:x2="24.154cm" svg:y2="22.919cm" draw:start-shape="id101" draw:start-glue-point="2" draw:end-shape="id111" draw:end-glue-point="3" svg:d="m23634 15266v7653h520" svg:viewBox="0 0 521 7654">
          <text:p/>
        </draw:connector>
        <draw:connector draw:style-name="gr4" draw:text-style-name="P2" draw:layer="layout" svg:x1="23.634cm" svg:y1="15.266cm" svg:x2="24.154cm" svg:y2="23.72cm" draw:start-shape="id101" draw:start-glue-point="2" draw:end-shape="id112" draw:end-glue-point="3" svg:d="m23634 15266v8454h520" svg:viewBox="0 0 521 8455">
          <text:p/>
        </draw:connector>
        <draw:connector draw:style-name="gr4" draw:text-style-name="P2" draw:layer="layout" svg:x1="23.634cm" svg:y1="15.266cm" svg:x2="24.154cm" svg:y2="24.519cm" draw:start-shape="id101" draw:start-glue-point="2" draw:end-shape="id113" draw:end-glue-point="3" svg:d="m23634 15266v9253h520" svg:viewBox="0 0 521 9254">
          <text:p/>
        </draw:connector>
        <draw:connector draw:style-name="gr4" draw:text-style-name="P2" draw:layer="layout" svg:x1="23.634cm" svg:y1="15.266cm" svg:x2="24.154cm" svg:y2="25.319cm" draw:start-shape="id101" draw:start-glue-point="2" draw:end-shape="id114" draw:end-glue-point="3" svg:d="m23634 15266v10053h520" svg:viewBox="0 0 521 10054">
          <text:p/>
        </draw:connector>
        <draw:connector draw:style-name="gr4" draw:text-style-name="P2" draw:layer="layout" svg:x1="23.634cm" svg:y1="15.266cm" svg:x2="24.154cm" svg:y2="26.119cm" draw:start-shape="id101" draw:start-glue-point="2" draw:end-shape="id115" draw:end-glue-point="3" svg:d="m23634 15266v10853h520" svg:viewBox="0 0 521 10854">
          <text:p/>
        </draw:connector>
        <draw:frame draw:style-name="gr1" draw:text-style-name="P1" xml:id="id116" draw:id="id116" draw:layer="layout" svg:width="2.595cm" svg:height="0.645cm" svg:x="24.075cm" svg:y="12.103cm">
          <draw:text-box>
            <text:p><text:span text:style-name="T1">108 surfing</text:span></text:p>
          </draw:text-box>
        </draw:frame>
        <draw:connector draw:style-name="gr4" draw:text-style-name="P2" draw:layer="layout" svg:x1="23.504cm" svg:y1="1.905cm" svg:x2="24.075cm" svg:y2="12.425cm" draw:start-shape="id22" draw:start-glue-point="2" draw:end-shape="id116" draw:end-glue-point="3" svg:d="m23504 1905v10520h571" svg:viewBox="0 0 572 10521">
          <text:p/>
        </draw:connector>
        <draw:frame draw:style-name="gr1" draw:text-style-name="P1" xml:id="id117" draw:id="id117" draw:layer="layout" svg:width="3.485cm" svg:height="0.645cm" svg:x="24.074cm" svg:y="12.903cm">
          <draw:text-box>
            <text:p><text:span text:style-name="T1">109 skateboarding</text:span></text:p>
          </draw:text-box>
        </draw:frame>
        <draw:connector draw:style-name="gr4" draw:text-style-name="P2" draw:layer="layout" svg:x1="23.504cm" svg:y1="1.905cm" svg:x2="24.074cm" svg:y2="13.225cm" draw:start-shape="id22" draw:start-glue-point="2" draw:end-shape="id117" draw:end-glue-point="3" svg:d="m23504 1905v11320h570" svg:viewBox="0 0 571 11321">
          <text:p/>
        </draw:connector>
        <draw:frame draw:style-name="gr7" draw:text-style-name="P1" xml:id="id118" draw:id="id118" draw:layer="layout" svg:width="4.496cm" svg:height="0.662cm" svg:x="18.872cm" svg:y="13.435cm">
          <draw:text-box>
            <text:p><text:span text:style-name="T1">196 based-on-something</text:span></text:p>
          </draw:text-box>
        </draw:frame>
        <draw:connector draw:style-name="gr4" draw:text-style-name="P2" draw:layer="layout" svg:x1="21.12cm" svg:y1="14.097cm" svg:x2="21.361cm" svg:y2="14.746cm" draw:start-shape="id118" draw:start-glue-point="2" draw:end-shape="id101" draw:end-glue-point="3" svg:d="m21120 14097v649h241" svg:viewBox="0 0 242 650">
          <text:p/>
        </draw:connector>
        <draw:frame draw:style-name="gr7" draw:text-style-name="P1" xml:id="id119" draw:id="id119" draw:layer="layout" svg:width="4.755cm" svg:height="0.662cm" svg:x="21.661cm" svg:y="26.543cm">
          <draw:text-box>
            <text:p><text:span text:style-name="T1">207 based-on-a-true-story</text:span></text:p>
          </draw:text-box>
        </draw:frame>
        <draw:connector draw:style-name="gr4" draw:text-style-name="P2" draw:layer="layout" svg:x1="21.12cm" svg:y1="14.097cm" svg:x2="21.661cm" svg:y2="26.874cm" draw:start-shape="id118" draw:start-glue-point="2" draw:end-shape="id119" draw:end-glue-point="3" svg:d="m21120 14097v12777h541" svg:viewBox="0 0 542 12778">
          <text:p/>
        </draw:connector>
        <draw:frame draw:style-name="gr9" draw:text-style-name="P3" draw:layer="layout" svg:width="8.105cm" svg:height="0.645cm" svg:x="-8.318cm" svg:y="2.11cm">
          <draw:text-box>
            <text:p><text:span text:style-name="T2">- have to handle preventing duplicate parent tags</text:span></text:p>
          </draw:text-box>
        </draw:frame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20" draw:id="id120" draw:layer="layout" svg:width="1.651cm" svg:height="0.645cm" svg:x="6.858cm" svg:y="7.845cm">
          <draw:text-box>
            <text:p><text:span text:style-name="T1">87 silly</text:span></text:p>
          </draw:text-box>
        </draw:frame>
        <draw:connector draw:style-name="gr4" draw:text-style-name="P2" draw:layer="layout" svg:x1="6.35cm" svg:y1="1.905cm" svg:x2="6.858cm" svg:y2="8.167cm" draw:start-shape="id3" draw:start-glue-point="2" draw:end-shape="id120" draw:end-glue-point="3" svg:d="m6350 1905v6262h508" svg:viewBox="0 0 509 6263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xml:id="id121" draw:id="id12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4" draw:text-style-name="P2" draw:layer="layout" svg:x1="13.208cm" svg:y1="23.736cm" svg:x2="13.714cm" svg:y2="24.198cm" draw:start-shape="id121" draw:start-glue-point="2" draw:end-shape="id122" draw:end-glue-point="3" svg:d="m13208 23736v462h506" svg:viewBox="0 0 507 463">
          <text:p/>
        </draw:connector>
        <draw:connector draw:style-name="gr4" draw:text-style-name="P2" draw:layer="layout" svg:x1="13.208cm" svg:y1="23.736cm" svg:x2="13.716cm" svg:y2="24.96cm" draw:start-shape="id121" draw:start-glue-point="2" draw:end-shape="id123" draw:end-glue-point="3" svg:d="m13208 23736v1224h508" svg:viewBox="0 0 509 1225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24" draw:id="id124" draw:layer="layout" svg:width="1.995cm" svg:height="0.645cm" svg:x="18.796cm" svg:y="10.404cm">
          <draw:text-box>
            <text:p><text:span text:style-name="T1">79 prison</text:span></text:p>
          </draw:text-box>
        </draw:frame>
        <draw:frame draw:style-name="gr1" draw:text-style-name="P1" xml:id="id125" draw:id="id125" draw:layer="layout" svg:width="2.183cm" svg:height="0.645cm" svg:x="20.296cm" svg:y="11.204cm">
          <draw:text-box>
            <text:p><text:span text:style-name="T1">death-row</text:span></text:p>
          </draw:text-box>
        </draw:frame>
        <draw:connector draw:style-name="gr4" draw:text-style-name="P2" draw:layer="layout" svg:x1="19.793cm" svg:y1="11.049cm" svg:x2="20.296cm" svg:y2="11.526cm" draw:start-shape="id124" draw:start-glue-point="2" draw:end-shape="id125" draw:end-glue-point="3" svg:d="m19793 11049v477h503" svg:viewBox="0 0 504 478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5cm" svg:x="14.306cm" svg:y="26.825cm">
          <draw:text-box>
            <text:p><text:span text:style-name="T1">244 terrorism</text:span></text:p>
          </draw:text-box>
        </draw:frame>
        <draw:frame draw:style-name="gr10" draw:text-style-name="P1" draw:layer="layout" svg:width="2.713cm" svg:height="0.645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85" draw:id="id185" draw:layer="layout" svg:width="2.654cm" svg:height="0.645cm" svg:x="32.525cm" svg:y="1.26cm">
          <draw:text-box>
            <text:p><text:span text:style-name="T1">129 addiction</text:span></text:p>
          </draw:text-box>
        </draw:frame>
        <draw:frame draw:style-name="gr1" draw:text-style-name="P1" xml:id="id186" draw:id="id186" draw:layer="layout" svg:width="3.421cm" svg:height="0.645cm" svg:x="34.625cm" svg:y="2.06cm">
          <draw:text-box>
            <text:p><text:span text:style-name="T1">130 drug-addiciton</text:span></text:p>
          </draw:text-box>
        </draw:frame>
        <draw:frame draw:style-name="gr1" draw:text-style-name="P1" xml:id="id187" draw:id="id187" draw:layer="layout" svg:width="3.221cm" svg:height="0.645cm" svg:x="34.625cm" svg:y="2.86cm">
          <draw:text-box>
            <text:p><text:span text:style-name="T1">131 alcoholism</text:span></text:p>
          </draw:text-box>
        </draw:frame>
        <draw:frame draw:style-name="gr1" draw:text-style-name="P1" xml:id="id188" draw:id="id188" draw:layer="layout" svg:width="3.603cm" svg:height="0.645cm" svg:x="34.624cm" svg:y="3.66cm">
          <draw:text-box>
            <text:p><text:span text:style-name="T1">132 sex-addiction</text:span></text:p>
          </draw:text-box>
        </draw:frame>
        <draw:frame draw:style-name="gr11" draw:text-style-name="P1" xml:id="id126" draw:id="id126" draw:layer="layout" svg:width="4.005cm" svg:height="0.645cm" svg:x="32.825cm" svg:y="5.26cm">
          <draw:text-box>
            <text:p><text:span text:style-name="T1">133 law-enforcement</text:span></text:p>
          </draw:text-box>
        </draw:frame>
        <draw:frame draw:style-name="gr1" draw:text-style-name="P1" xml:id="id127" draw:id="id127" draw:layer="layout" svg:width="1.967cm" svg:height="0.645cm" svg:x="35.625cm" svg:y="6.06cm">
          <draw:text-box>
            <text:p><text:span text:style-name="T1">134 cops</text:span></text:p>
          </draw:text-box>
        </draw:frame>
        <draw:frame draw:style-name="gr1" draw:text-style-name="P1" xml:id="id128" draw:id="id128" draw:layer="layout" svg:width="1.968cm" svg:height="0.645cm" svg:x="35.624cm" svg:y="6.86cm">
          <draw:text-box>
            <text:p><text:span text:style-name="T1">135 fbi</text:span></text:p>
          </draw:text-box>
        </draw:frame>
        <draw:connector draw:style-name="gr4" draw:text-style-name="P2" draw:layer="layout" svg:x1="34.827cm" svg:y1="5.905cm" svg:x2="35.625cm" svg:y2="6.382cm" draw:start-shape="id126" draw:start-glue-point="2" draw:end-shape="id127" draw:end-glue-point="3" svg:d="m34827 5905v477h798" svg:viewBox="0 0 799 478">
          <text:p/>
        </draw:connector>
        <draw:connector draw:style-name="gr4" draw:text-style-name="P2" draw:layer="layout" svg:x1="34.827cm" svg:y1="5.905cm" svg:x2="35.624cm" svg:y2="7.182cm" draw:start-shape="id126" draw:start-glue-point="2" draw:end-shape="id128" draw:end-glue-point="3" svg:d="m34827 5905v1277h797" svg:viewBox="0 0 798 1278">
          <text:p/>
        </draw:connector>
        <draw:frame draw:style-name="gr1" draw:text-style-name="P1" draw:layer="layout" svg:width="2.967cm" svg:height="0.645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29" draw:id="id129" draw:layer="layout" svg:width="4.386cm" svg:height="0.645cm" svg:x="32.825cm" svg:y="8.06cm">
          <draw:text-box>
            <text:p><text:span text:style-name="T1">136 government-agency</text:span></text:p>
          </draw:text-box>
        </draw:frame>
        <draw:frame draw:style-name="gr1" draw:text-style-name="P1" xml:id="id130" draw:id="id130" draw:layer="layout" svg:width="1.86cm" svg:height="0.645cm" svg:x="35.724cm" svg:y="8.86cm">
          <draw:text-box>
            <text:p><text:span text:style-name="T1">137 cia</text:span></text:p>
          </draw:text-box>
        </draw:frame>
        <draw:frame draw:style-name="gr1" draw:text-style-name="P1" xml:id="id132" draw:id="id132" draw:layer="layout" svg:width="3.403cm" svg:height="0.645cm" svg:x="35.705cm" svg:y="10.485cm">
          <draw:text-box>
            <text:p><text:span text:style-name="T1">139 secret-service</text:span></text:p>
          </draw:text-box>
        </draw:frame>
        <draw:frame draw:style-name="gr1" draw:text-style-name="P1" xml:id="id131" draw:id="id131" draw:layer="layout" svg:width="1.86cm" svg:height="0.645cm" svg:x="35.724cm" svg:y="9.66cm">
          <draw:text-box>
            <text:p><text:span text:style-name="T1">138 nsa</text:span></text:p>
          </draw:text-box>
        </draw:frame>
        <draw:connector draw:style-name="gr4" draw:text-style-name="P2" draw:layer="layout" svg:x1="35.018cm" svg:y1="8.705cm" svg:x2="35.724cm" svg:y2="9.182cm" draw:start-shape="id129" draw:start-glue-point="2" draw:end-shape="id130" draw:end-glue-point="3" svg:d="m35018 8705v477h706" svg:viewBox="0 0 707 478">
          <text:p/>
        </draw:connector>
        <draw:connector draw:style-name="gr4" draw:text-style-name="P2" draw:layer="layout" svg:x1="35.018cm" svg:y1="8.705cm" svg:x2="35.724cm" svg:y2="9.982cm" draw:start-shape="id129" draw:start-glue-point="2" draw:end-shape="id131" draw:end-glue-point="3" svg:d="m35018 8705v1277h706" svg:viewBox="0 0 707 1278">
          <text:p/>
        </draw:connector>
        <draw:connector draw:style-name="gr4" draw:text-style-name="P2" draw:layer="layout" svg:x1="35.018cm" svg:y1="8.705cm" svg:x2="35.705cm" svg:y2="10.807cm" draw:start-shape="id129" draw:start-glue-point="2" draw:end-shape="id132" draw:end-glue-point="3" svg:d="m35018 8705v2102h687" svg:viewBox="0 0 688 2103">
          <text:p/>
        </draw:connector>
        <draw:frame draw:style-name="gr1" draw:text-style-name="P1" draw:layer="layout" svg:width="2.841cm" svg:height="0.645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5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5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3.377cm" svg:height="0.645cm" svg:x="17.705cm" svg:y="27.625cm">
          <draw:text-box>
            <text:p><text:span text:style-name="T1">250 peaceful/light</text:span></text:p>
          </draw:text-box>
        </draw:frame>
        <draw:frame draw:style-name="gr1" draw:text-style-name="P1" draw:layer="layout" svg:width="2.489cm" svg:height="0.645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33" draw:id="id133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2" draw:text-style-name="P1" xml:id="id134" draw:id="id134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35" draw:id="id135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4" draw:text-style-name="P2" draw:layer="layout" svg:x1="35.949cm" svg:y1="13.705cm" svg:x2="36.524cm" svg:y2="14.182cm" draw:start-shape="id133" draw:start-glue-point="2" draw:end-shape="id134" draw:end-glue-point="3" svg:d="m35949 13705v477h575" svg:viewBox="0 0 576 478">
          <text:p/>
        </draw:connector>
        <draw:connector draw:style-name="gr4" draw:text-style-name="P2" draw:layer="layout" svg:x1="35.949cm" svg:y1="13.705cm" svg:x2="36.523cm" svg:y2="14.982cm" draw:start-shape="id133" draw:start-glue-point="2" draw:end-shape="id135" svg:d="m35949 13705v1277h574" svg:viewBox="0 0 575 1278">
          <text:p/>
        </draw:connector>
        <draw:frame draw:style-name="gr1" draw:text-style-name="P1" draw:layer="layout" svg:width="2.744cm" svg:height="0.645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36" draw:id="id136" draw:layer="layout" svg:width="2.625cm" svg:height="0.645cm" svg:x="33.724cm" svg:y="16.16cm">
          <draw:text-box>
            <text:p><text:span text:style-name="T1">217 military</text:span></text:p>
          </draw:text-box>
        </draw:frame>
        <draw:frame draw:style-name="gr1" draw:text-style-name="P1" xml:id="id137" draw:id="id137" draw:layer="layout" svg:width="2.369cm" svg:height="0.645cm" svg:x="35.523cm" svg:y="16.86cm">
          <draw:text-box>
            <text:p><text:span text:style-name="T1">218 army</text:span></text:p>
          </draw:text-box>
        </draw:frame>
        <draw:frame draw:style-name="gr1" draw:text-style-name="P1" xml:id="id138" draw:id="id138" draw:layer="layout" svg:width="2.243cm" svg:height="0.645cm" svg:x="35.522cm" svg:y="17.56cm">
          <draw:text-box>
            <text:p><text:span text:style-name="T1">219 navy</text:span></text:p>
          </draw:text-box>
        </draw:frame>
        <draw:frame draw:style-name="gr1" draw:text-style-name="P1" xml:id="id139" draw:id="id139" draw:layer="layout" svg:width="2.624cm" svg:height="0.645cm" svg:x="35.522cm" svg:y="18.26cm">
          <draw:text-box>
            <text:p><text:span text:style-name="T1">220 air-force</text:span></text:p>
          </draw:text-box>
        </draw:frame>
        <draw:frame draw:style-name="gr1" draw:text-style-name="P1" xml:id="id140" draw:id="id140" draw:layer="layout" svg:width="2.625cm" svg:height="0.645cm" svg:x="35.521cm" svg:y="18.96cm">
          <draw:text-box>
            <text:p><text:span text:style-name="T1">221 marines</text:span></text:p>
          </draw:text-box>
        </draw:frame>
        <draw:frame draw:style-name="gr1" draw:text-style-name="P1" xml:id="id141" draw:id="id141" draw:layer="layout" svg:width="3.007cm" svg:height="0.645cm" svg:x="35.52cm" svg:y="19.66cm">
          <draw:text-box>
            <text:p><text:span text:style-name="T1">222 boot-camp</text:span></text:p>
          </draw:text-box>
        </draw:frame>
        <draw:connector draw:style-name="gr4" draw:text-style-name="P2" draw:layer="layout" svg:x1="35.036cm" svg:y1="16.805cm" svg:x2="35.523cm" svg:y2="17.182cm" draw:start-shape="id136" draw:start-glue-point="2" draw:end-shape="id137" draw:end-glue-point="3" svg:d="m35036 16805v377h487" svg:viewBox="0 0 488 378">
          <text:p/>
        </draw:connector>
        <draw:connector draw:style-name="gr4" draw:text-style-name="P2" draw:layer="layout" svg:x1="35.036cm" svg:y1="16.805cm" svg:x2="35.522cm" svg:y2="17.882cm" draw:start-shape="id136" draw:start-glue-point="2" draw:end-shape="id138" svg:d="m35036 16805v1077h486" svg:viewBox="0 0 487 1078">
          <text:p/>
        </draw:connector>
        <draw:connector draw:style-name="gr4" draw:text-style-name="P2" draw:layer="layout" svg:x1="35.036cm" svg:y1="16.805cm" svg:x2="35.522cm" svg:y2="18.582cm" draw:start-shape="id136" draw:start-glue-point="2" draw:end-shape="id139" draw:end-glue-point="3" svg:d="m35036 16805v728h-15v1049h501" svg:viewBox="0 0 502 1778">
          <text:p/>
        </draw:connector>
        <draw:connector draw:style-name="gr4" draw:text-style-name="P2" draw:layer="layout" svg:x1="35.036cm" svg:y1="16.805cm" svg:x2="35.521cm" svg:y2="19.282cm" draw:start-shape="id136" draw:start-glue-point="2" draw:end-shape="id140" draw:end-glue-point="3" svg:d="m35036 16805v1078h-16v1399h501" svg:viewBox="0 0 502 2478">
          <text:p/>
        </draw:connector>
        <draw:connector draw:style-name="gr4" draw:text-style-name="P2" draw:layer="layout" svg:x1="35.036cm" svg:y1="16.805cm" svg:x2="35.52cm" svg:y2="19.982cm" draw:start-shape="id136" draw:start-glue-point="2" draw:end-shape="id141" draw:end-glue-point="3" svg:d="m35036 16805v1428h-17v1749h501" svg:viewBox="0 0 502 3178">
          <text:p/>
        </draw:connector>
        <draw:frame draw:style-name="gr1" draw:text-style-name="P1" xml:id="id174" draw:id="id174" draw:layer="layout" svg:width="2.159cm" svg:height="0.645cm" svg:x="39.124cm" svg:y="19.815cm">
          <draw:text-box>
            <text:p><text:span text:style-name="T1">225 nudity</text:span></text:p>
          </draw:text-box>
        </draw:frame>
        <draw:frame draw:style-name="gr1" draw:text-style-name="P1" xml:id="id177" draw:id="id177" draw:layer="layout" svg:width="4.729cm" svg:height="0.645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79" draw:id="id179" draw:layer="layout" svg:width="4.349cm" svg:height="0.645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5cm" svg:x="17.702cm" svg:y="30.025cm">
          <draw:text-box>
            <text:p><text:span text:style-name="T1">253 puppets</text:span></text:p>
          </draw:text-box>
        </draw:frame>
        <draw:frame draw:style-name="gr1" draw:text-style-name="P1" xml:id="id142" draw:id="id142" draw:layer="layout" svg:width="2.946cm" svg:height="0.645cm" svg:x="8.811cm" svg:y="10.968cm">
          <draw:text-box>
            <text:p><text:span text:style-name="T1">168 serial-killer</text:span></text:p>
          </draw:text-box>
        </draw:frame>
        <draw:connector draw:style-name="gr4" draw:text-style-name="P2" draw:layer="layout" svg:x1="8.318cm" svg:y1="10.813cm" svg:x2="8.811cm" svg:y2="11.29cm" draw:start-shape="id57" draw:start-glue-point="2" draw:end-shape="id142" draw:end-glue-point="3" svg:d="m8318 10813v477h493" svg:viewBox="0 0 494 478">
          <text:p/>
        </draw:connector>
        <draw:frame draw:style-name="gr1" draw:text-style-name="P1" draw:layer="layout" svg:width="2.88cm" svg:height="0.645cm" svg:x="21.504cm" svg:y="27.625cm">
          <draw:text-box>
            <text:p><text:span text:style-name="T1">254 detective</text:span></text:p>
          </draw:text-box>
        </draw:frame>
        <draw:frame draw:style-name="gr1" draw:text-style-name="P1" xml:id="id143" draw:id="id143" draw:layer="layout" svg:width="3.567cm" svg:height="0.645cm" svg:x="35.022cm" svg:y="23.874cm">
          <draw:text-box>
            <text:p><text:span text:style-name="T1">236 social-classes</text:span></text:p>
          </draw:text-box>
        </draw:frame>
        <draw:frame draw:style-name="gr1" draw:text-style-name="P1" xml:id="id144" draw:id="id144" draw:layer="layout" svg:width="3.092cm" svg:height="0.645cm" svg:x="37.421cm" svg:y="24.674cm">
          <draw:text-box>
            <text:p><text:span text:style-name="T1">237 upper-class</text:span></text:p>
          </draw:text-box>
        </draw:frame>
        <draw:frame draw:style-name="gr1" draw:text-style-name="P1" xml:id="id145" draw:id="id145" draw:layer="layout" svg:width="3.219cm" svg:height="0.645cm" svg:x="37.421cm" svg:y="25.474cm">
          <draw:text-box>
            <text:p><text:span text:style-name="T1">238 lower-class</text:span></text:p>
          </draw:text-box>
        </draw:frame>
        <draw:frame draw:style-name="gr1" draw:text-style-name="P1" xml:id="id146" draw:id="id146" draw:layer="layout" svg:width="3.346cm" svg:height="0.645cm" svg:x="37.421cm" svg:y="26.274cm">
          <draw:text-box>
            <text:p><text:span text:style-name="T1">239 rags-to-riches</text:span></text:p>
          </draw:text-box>
        </draw:frame>
        <draw:frame draw:style-name="gr1" draw:text-style-name="P1" xml:id="id147" draw:id="id147" draw:layer="layout" svg:width="3.346cm" svg:height="0.645cm" svg:x="37.421cm" svg:y="27.074cm">
          <draw:text-box>
            <text:p><text:span text:style-name="T1">240 riches-to-rags</text:span></text:p>
          </draw:text-box>
        </draw:frame>
        <draw:frame draw:style-name="gr1" draw:text-style-name="P1" xml:id="id148" draw:id="id148" draw:layer="layout" svg:width="3.219cm" svg:height="0.645cm" svg:x="37.421cm" svg:y="27.874cm">
          <draw:text-box>
            <text:p><text:span text:style-name="T1">241 class-conflict</text:span></text:p>
          </draw:text-box>
        </draw:frame>
        <draw:connector draw:style-name="gr4" draw:text-style-name="P2" draw:layer="layout" svg:x1="36.805cm" svg:y1="24.519cm" svg:x2="37.421cm" svg:y2="24.996cm" draw:start-shape="id143" draw:start-glue-point="2" draw:end-shape="id144" draw:end-glue-point="3" svg:d="m36805 24519v477h616" svg:viewBox="0 0 617 478">
          <text:p/>
        </draw:connector>
        <draw:connector draw:style-name="gr4" draw:text-style-name="P2" draw:layer="layout" svg:x1="36.805cm" svg:y1="24.519cm" svg:x2="37.421cm" svg:y2="25.796cm" draw:start-shape="id143" draw:start-glue-point="2" draw:end-shape="id145" draw:end-glue-point="3" svg:d="m36805 24519v1277h616" svg:viewBox="0 0 617 1278">
          <text:p/>
        </draw:connector>
        <draw:connector draw:style-name="gr4" draw:text-style-name="P2" draw:layer="layout" svg:x1="36.805cm" svg:y1="24.519cm" svg:x2="37.421cm" svg:y2="26.596cm" draw:start-shape="id143" draw:start-glue-point="2" draw:end-shape="id146" draw:end-glue-point="3" svg:d="m36805 24519v2077h616" svg:viewBox="0 0 617 2078">
          <text:p/>
        </draw:connector>
        <draw:connector draw:style-name="gr4" draw:text-style-name="P2" draw:layer="layout" svg:x1="36.805cm" svg:y1="24.519cm" svg:x2="37.421cm" svg:y2="27.396cm" draw:start-shape="id143" draw:start-glue-point="2" draw:end-shape="id147" draw:end-glue-point="3" svg:d="m36805 24519v2877h616" svg:viewBox="0 0 617 2878">
          <text:p/>
        </draw:connector>
        <draw:connector draw:style-name="gr4" draw:text-style-name="P2" draw:layer="layout" svg:x1="36.805cm" svg:y1="24.519cm" svg:x2="37.421cm" svg:y2="28.196cm" draw:start-shape="id143" draw:start-glue-point="2" draw:end-shape="id148" draw:end-glue-point="3" svg:d="m36805 24519v3677h616" svg:viewBox="0 0 617 3678">
          <text:p/>
        </draw:connector>
        <draw:frame draw:style-name="gr1" draw:text-style-name="P1" draw:layer="layout" svg:width="3.008cm" svg:height="0.645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5cm" svg:x="21.503cm" svg:y="29.225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5cm" svg:x="21.502cm" svg:y="30.025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5cm" svg:x="21.502cm" svg:y="30.825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5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5cm" svg:x="25.503cm" svg:y="27.625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5cm" svg:x="25.502cm" svg:y="28.425cm">
          <draw:text-box>
            <text:p><text:span text:style-name="T1">261 excessive-swearing</text:span></text:p>
          </draw:text-box>
        </draw:frame>
        <draw:frame draw:style-name="gr1" draw:text-style-name="P1" draw:layer="layout" svg:width="2.692cm" svg:height="0.645cm" svg:x="25.502cm" svg:y="29.225cm">
          <draw:text-box>
            <text:p><text:span text:style-name="T1">262 marriage</text:span></text:p>
          </draw:text-box>
        </draw:frame>
        <draw:frame draw:style-name="gr1" draw:text-style-name="P1" draw:layer="layout" svg:width="2.312cm" svg:height="0.645cm" svg:x="25.501cm" svg:y="30.025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5cm" svg:x="25.501cm" svg:y="30.825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5cm" svg:x="25.501cm" svg:y="31.625cm">
          <draw:text-box>
            <text:p><text:span text:style-name="T1">265 post-apocalypse</text:span></text:p>
          </draw:text-box>
        </draw:frame>
        <draw:frame draw:style-name="gr1" draw:text-style-name="P1" xml:id="id149" draw:id="id149" draw:layer="layout" svg:width="4.923cm" svg:height="0.645cm" svg:x="40.924cm" svg:y="2.16cm">
          <draw:text-box>
            <text:p><text:span text:style-name="T1">143 mental-illness/condition</text:span></text:p>
          </draw:text-box>
        </draw:frame>
        <draw:frame draw:style-name="gr1" draw:text-style-name="P1" xml:id="id150" draw:id="id150" draw:layer="layout" svg:width="2.829cm" svg:height="0.645cm" svg:x="44.161cm" svg:y="3.033cm">
          <draw:text-box>
            <text:p><text:span text:style-name="T1">144 psycopath</text:span></text:p>
          </draw:text-box>
        </draw:frame>
        <draw:frame draw:style-name="gr1" draw:text-style-name="P1" xml:id="id151" draw:id="id151" draw:layer="layout" svg:width="2.449cm" svg:height="0.645cm" svg:x="44.16cm" svg:y="3.833cm">
          <draw:text-box>
            <text:p><text:span text:style-name="T1">145 autism</text:span></text:p>
          </draw:text-box>
        </draw:frame>
        <draw:frame draw:style-name="gr1" draw:text-style-name="P1" xml:id="id152" draw:id="id152" draw:layer="layout" svg:width="6.514cm" svg:height="0.645cm" svg:x="44.159cm" svg:y="4.633cm">
          <draw:text-box>
            <text:p><text:span text:style-name="T1">146 obsessive-compulsive-disorder</text:span></text:p>
          </draw:text-box>
        </draw:frame>
        <draw:frame draw:style-name="gr1" draw:text-style-name="P1" xml:id="id153" draw:id="id153" draw:layer="layout" svg:width="2.577cm" svg:height="0.645cm" svg:x="44.159cm" svg:y="5.433cm">
          <draw:text-box>
            <text:p><text:span text:style-name="T1">147 insanity</text:span></text:p>
          </draw:text-box>
        </draw:frame>
        <draw:frame draw:style-name="gr1" draw:text-style-name="P1" xml:id="id154" draw:id="id154" draw:layer="layout" svg:width="3.085cm" svg:height="0.645cm" svg:x="44.159cm" svg:y="6.233cm">
          <draw:text-box>
            <text:p><text:span text:style-name="T1">148 depression</text:span></text:p>
          </draw:text-box>
        </draw:frame>
        <draw:frame draw:style-name="gr1" draw:text-style-name="P1" xml:id="id155" draw:id="id155" draw:layer="layout" svg:width="3.086cm" svg:height="0.645cm" svg:x="44.158cm" svg:y="7.033cm">
          <draw:text-box>
            <text:p><text:span text:style-name="T1">149 paranoia</text:span></text:p>
          </draw:text-box>
        </draw:frame>
        <draw:frame draw:style-name="gr1" draw:text-style-name="P1" xml:id="id156" draw:id="id156" draw:layer="layout" svg:width="2.96cm" svg:height="0.645cm" svg:x="44.157cm" svg:y="7.833cm">
          <draw:text-box>
            <text:p><text:span text:style-name="T1">150 suicide</text:span></text:p>
          </draw:text-box>
        </draw:frame>
        <draw:frame draw:style-name="gr1" draw:text-style-name="P1" xml:id="id157" draw:id="id157" draw:layer="layout" svg:width="3.596cm" svg:height="0.645cm" svg:x="44.156cm" svg:y="8.633cm">
          <draw:text-box>
            <text:p><text:span text:style-name="T1">151 schizophrenia</text:span></text:p>
          </draw:text-box>
        </draw:frame>
        <draw:connector draw:style-name="gr4" draw:text-style-name="P2" draw:layer="layout" svg:x1="43.385cm" svg:y1="2.805cm" svg:x2="44.161cm" svg:y2="3.355cm" draw:start-shape="id149" draw:start-glue-point="2" draw:end-shape="id150" draw:end-glue-point="3" svg:d="m43385 2805v550h776" svg:viewBox="0 0 777 551">
          <text:p/>
        </draw:connector>
        <draw:connector draw:style-name="gr4" draw:text-style-name="P2" draw:layer="layout" svg:x1="43.385cm" svg:y1="2.805cm" svg:x2="44.16cm" svg:y2="4.155cm" draw:start-shape="id149" draw:start-glue-point="2" draw:end-shape="id151" draw:end-glue-point="3" svg:d="m43385 2805v1350h775" svg:viewBox="0 0 776 1351">
          <text:p/>
        </draw:connector>
        <draw:connector draw:style-name="gr4" draw:text-style-name="P2" draw:layer="layout" svg:x1="43.385cm" svg:y1="2.805cm" svg:x2="44.159cm" svg:y2="4.955cm" draw:start-shape="id149" draw:start-glue-point="2" draw:end-shape="id152" draw:end-glue-point="3" svg:d="m43385 2805v2150h774" svg:viewBox="0 0 775 2151">
          <text:p/>
        </draw:connector>
        <draw:connector draw:style-name="gr4" draw:text-style-name="P2" draw:layer="layout" svg:x1="43.385cm" svg:y1="2.805cm" svg:x2="44.159cm" svg:y2="5.755cm" draw:start-shape="id149" draw:start-glue-point="2" draw:end-shape="id153" draw:end-glue-point="3" svg:d="m43385 2805v2950h774" svg:viewBox="0 0 775 2951">
          <text:p/>
        </draw:connector>
        <draw:connector draw:style-name="gr4" draw:text-style-name="P2" draw:layer="layout" svg:x1="43.385cm" svg:y1="2.805cm" svg:x2="44.159cm" svg:y2="6.555cm" draw:start-shape="id149" draw:start-glue-point="2" draw:end-shape="id154" draw:end-glue-point="3" svg:d="m43385 2805v3750h774" svg:viewBox="0 0 775 3751">
          <text:p/>
        </draw:connector>
        <draw:connector draw:style-name="gr4" draw:text-style-name="P2" draw:layer="layout" svg:x1="43.385cm" svg:y1="2.805cm" svg:x2="44.158cm" svg:y2="7.355cm" draw:start-shape="id149" draw:start-glue-point="2" draw:end-shape="id155" draw:end-glue-point="3" svg:d="m43385 2805v4550h773" svg:viewBox="0 0 774 4551">
          <text:p/>
        </draw:connector>
        <draw:connector draw:style-name="gr4" draw:text-style-name="P2" draw:layer="layout" svg:x1="43.385cm" svg:y1="2.805cm" svg:x2="44.157cm" svg:y2="8.155cm" draw:start-shape="id149" draw:start-glue-point="2" draw:end-shape="id156" draw:end-glue-point="3" svg:d="m43385 2805v5350h772" svg:viewBox="0 0 773 5351">
          <text:p/>
        </draw:connector>
        <draw:connector draw:style-name="gr4" draw:text-style-name="P2" draw:layer="layout" svg:x1="43.385cm" svg:y1="2.805cm" svg:x2="44.156cm" svg:y2="8.955cm" draw:start-shape="id149" draw:start-glue-point="2" draw:end-shape="id157" draw:end-glue-point="3" svg:d="m43385 2805v6150h771" svg:viewBox="0 0 772 6151">
          <text:p/>
        </draw:connector>
        <draw:frame draw:style-name="gr1" draw:text-style-name="P1" xml:id="id158" draw:id="id158" draw:layer="layout" svg:width="3.745cm" svg:height="0.645cm" svg:x="38.546cm" svg:y="1.363cm">
          <draw:text-box>
            <text:p><text:span text:style-name="T1">142 illness/condition</text:span></text:p>
          </draw:text-box>
        </draw:frame>
        <draw:connector draw:style-name="gr4" draw:text-style-name="P2" draw:layer="layout" svg:x1="40.418cm" svg:y1="2.008cm" svg:x2="40.924cm" svg:y2="2.482cm" draw:start-shape="id158" draw:start-glue-point="2" draw:end-shape="id149" draw:end-glue-point="3" svg:d="m40418 2008v474h506" svg:viewBox="0 0 507 475">
          <text:p/>
        </draw:connector>
        <draw:frame draw:style-name="gr1" draw:text-style-name="P1" xml:id="id159" draw:id="id159" draw:layer="layout" svg:width="5.305cm" svg:height="0.645cm" svg:x="40.923cm" svg:y="12.66cm">
          <draw:text-box>
            <text:p><text:span text:style-name="T1">156 physical-illness/condition</text:span></text:p>
          </draw:text-box>
        </draw:frame>
        <draw:connector draw:style-name="gr4" draw:text-style-name="P2" draw:layer="layout" svg:x1="40.418cm" svg:y1="2.008cm" svg:x2="40.923cm" svg:y2="12.982cm" draw:start-shape="id158" draw:start-glue-point="2" draw:end-shape="id159" draw:end-glue-point="3" svg:d="m40418 2008v10974h505" svg:viewBox="0 0 506 10975">
          <text:p/>
        </draw:connector>
        <draw:frame draw:style-name="gr1" draw:text-style-name="P1" xml:id="id164" draw:id="id164" draw:layer="layout" svg:width="3.08cm" svg:height="0.645cm" svg:x="46.323cm" svg:y="10.253cm">
          <draw:text-box>
            <text:p><text:span text:style-name="T1">153 altzheimers</text:span></text:p>
          </draw:text-box>
        </draw:frame>
        <draw:frame draw:style-name="gr1" draw:text-style-name="P1" xml:id="id160" draw:id="id160" draw:layer="layout" svg:width="2.386cm" svg:height="0.645cm" svg:x="44.223cm" svg:y="13.46cm">
          <draw:text-box>
            <text:p><text:span text:style-name="T1">157 cancer</text:span></text:p>
          </draw:text-box>
        </draw:frame>
        <draw:frame draw:style-name="gr1" draw:text-style-name="P1" xml:id="id161" draw:id="id161" draw:layer="layout" svg:width="2.259cm" svg:height="0.645cm" svg:x="44.223cm" svg:y="14.26cm">
          <draw:text-box>
            <text:p><text:span text:style-name="T1">158 AIDS</text:span></text:p>
          </draw:text-box>
        </draw:frame>
        <draw:connector draw:style-name="gr4" draw:text-style-name="P2" draw:layer="layout" svg:x1="43.575cm" svg:y1="13.305cm" svg:x2="44.223cm" svg:y2="13.782cm" draw:start-shape="id159" draw:start-glue-point="2" draw:end-shape="id160" draw:end-glue-point="3" svg:d="m43575 13305v477h648" svg:viewBox="0 0 649 478">
          <text:p/>
        </draw:connector>
        <draw:connector draw:style-name="gr4" draw:text-style-name="P2" draw:layer="layout" svg:x1="43.575cm" svg:y1="13.305cm" svg:x2="44.223cm" svg:y2="14.582cm" draw:start-shape="id159" draw:start-glue-point="2" draw:end-shape="id161" draw:end-glue-point="3" svg:d="m43575 13305v1277h648" svg:viewBox="0 0 649 1278">
          <text:p/>
        </draw:connector>
        <draw:frame draw:style-name="gr1" draw:text-style-name="P1" xml:id="id162" draw:id="id162" draw:layer="layout" svg:width="3.783cm" svg:height="0.645cm" svg:x="44.223cm" svg:y="15.06cm">
          <draw:text-box>
            <text:p><text:span text:style-name="T1">159 conjoined-twins</text:span></text:p>
          </draw:text-box>
        </draw:frame>
        <draw:connector draw:style-name="gr4" draw:text-style-name="P2" draw:layer="layout" svg:x1="43.575cm" svg:y1="13.305cm" svg:x2="44.223cm" svg:y2="15.382cm" draw:start-shape="id159" draw:start-glue-point="2" draw:end-shape="id162" draw:end-glue-point="3" svg:d="m43575 13305v2077h648" svg:viewBox="0 0 649 2078">
          <text:p/>
        </draw:connector>
        <draw:frame draw:style-name="gr1" draw:text-style-name="P1" xml:id="id163" draw:id="id163" draw:layer="layout" svg:width="3.469cm" svg:height="0.645cm" svg:x="44.156cm" svg:y="9.433cm">
          <draw:text-box>
            <text:p><text:span text:style-name="T1">152 memory-loss</text:span></text:p>
          </draw:text-box>
        </draw:frame>
        <draw:frame draw:style-name="gr1" draw:text-style-name="P1" xml:id="id165" draw:id="id165" draw:layer="layout" svg:width="2.826cm" svg:height="0.645cm" svg:x="46.323cm" svg:y="11.053cm">
          <draw:text-box>
            <text:p><text:span text:style-name="T1">154 amnesia</text:span></text:p>
          </draw:text-box>
        </draw:frame>
        <draw:connector draw:style-name="gr4" draw:text-style-name="P2" draw:layer="layout" svg:x1="43.385cm" svg:y1="2.805cm" svg:x2="44.156cm" svg:y2="9.755cm" draw:start-shape="id149" draw:start-glue-point="2" draw:end-shape="id163" draw:end-glue-point="3" svg:d="m43385 2805v6950h771" svg:viewBox="0 0 772 6951">
          <text:p/>
        </draw:connector>
        <draw:connector draw:style-name="gr4" draw:text-style-name="P2" draw:layer="layout" svg:x1="45.89cm" svg:y1="10.078cm" svg:x2="46.323cm" svg:y2="10.575cm" draw:start-shape="id163" draw:start-glue-point="2" draw:end-shape="id164" draw:end-glue-point="3" svg:d="m45890 10078v497h433" svg:viewBox="0 0 434 498">
          <text:p/>
        </draw:connector>
        <draw:connector draw:style-name="gr4" draw:text-style-name="P2" draw:layer="layout" svg:x1="45.89cm" svg:y1="10.078cm" svg:x2="46.323cm" svg:y2="11.375cm" draw:start-shape="id163" draw:start-glue-point="2" draw:end-shape="id165" draw:end-glue-point="3" svg:d="m45890 10078v1297h433" svg:viewBox="0 0 434 1298">
          <text:p/>
        </draw:connector>
        <draw:frame draw:style-name="gr1" draw:text-style-name="P1" xml:id="id166" draw:id="id166" draw:layer="layout" svg:width="4.546cm" svg:height="0.645cm" svg:x="44.222cm" svg:y="15.86cm">
          <draw:text-box>
            <text:p><text:span text:style-name="T1">160 amputation/amputee</text:span></text:p>
          </draw:text-box>
        </draw:frame>
        <draw:connector draw:style-name="gr4" draw:text-style-name="P2" draw:layer="layout" svg:x1="43.575cm" svg:y1="13.305cm" svg:x2="44.222cm" svg:y2="16.182cm" draw:start-shape="id159" draw:start-glue-point="2" draw:end-shape="id166" draw:end-glue-point="3" svg:d="m43575 13305v2877h647" svg:viewBox="0 0 648 2878">
          <text:p/>
        </draw:connector>
        <draw:frame draw:style-name="gr1" draw:text-style-name="P1" xml:id="id167" draw:id="id167" draw:layer="layout" svg:width="2.769cm" svg:height="0.645cm" svg:x="44.221cm" svg:y="16.66cm">
          <draw:text-box>
            <text:p><text:span text:style-name="T1">161 paralytic</text:span></text:p>
          </draw:text-box>
        </draw:frame>
        <draw:connector draw:style-name="gr4" draw:text-style-name="P2" draw:layer="layout" svg:x1="43.575cm" svg:y1="13.305cm" svg:x2="44.221cm" svg:y2="16.982cm" draw:start-shape="id159" draw:start-glue-point="2" draw:end-shape="id167" draw:end-glue-point="3" svg:d="m43575 13305v3677h646" svg:viewBox="0 0 647 3678">
          <text:p/>
        </draw:connector>
        <draw:frame draw:style-name="gr1" draw:text-style-name="P1" xml:id="id168" draw:id="id168" draw:layer="layout" svg:width="2.769cm" svg:height="0.645cm" svg:x="44.221cm" svg:y="17.46cm">
          <draw:text-box>
            <text:p><text:span text:style-name="T1">162 catatonia</text:span></text:p>
          </draw:text-box>
        </draw:frame>
        <draw:connector draw:style-name="gr4" draw:text-style-name="P2" draw:layer="layout" svg:x1="43.575cm" svg:y1="13.305cm" svg:x2="44.221cm" svg:y2="17.782cm" draw:start-shape="id159" draw:start-glue-point="2" draw:end-shape="id168" draw:end-glue-point="3" svg:d="m43575 13305v4477h646" svg:viewBox="0 0 647 4478">
          <text:p/>
        </draw:connector>
        <draw:frame draw:style-name="gr1" draw:text-style-name="P1" xml:id="id169" draw:id="id169" draw:layer="layout" svg:width="2.834cm" svg:height="0.645cm" svg:x="44.156cm" svg:y="11.833cm">
          <draw:text-box>
            <text:p><text:span text:style-name="T1">155 dementia</text:span></text:p>
          </draw:text-box>
        </draw:frame>
        <draw:connector draw:style-name="gr4" draw:text-style-name="P2" draw:layer="layout" svg:x1="43.385cm" svg:y1="2.805cm" svg:x2="44.156cm" svg:y2="12.155cm" draw:start-shape="id149" draw:start-glue-point="2" draw:end-shape="id169" draw:end-glue-point="3" svg:d="m43385 2805v9350h771" svg:viewBox="0 0 772 9351">
          <text:p/>
        </draw:connector>
        <draw:frame draw:style-name="gr1" draw:text-style-name="P1" xml:id="id170" draw:id="id170" draw:layer="layout" svg:width="2.429cm" svg:height="0.645cm" svg:x="38.846cm" svg:y="17.27cm">
          <draw:text-box>
            <text:p><text:span text:style-name="T1">223 survival</text:span></text:p>
          </draw:text-box>
        </draw:frame>
        <draw:frame draw:style-name="gr1" draw:text-style-name="P1" xml:id="id171" draw:id="id171" draw:layer="layout" svg:width="3.042cm" svg:height="0.645cm" svg:x="40.519cm" svg:y="18.06cm">
          <draw:text-box>
            <text:p><text:span text:style-name="T1">224 lost-at-sea</text:span></text:p>
          </draw:text-box>
        </draw:frame>
        <draw:connector draw:style-name="gr4" draw:text-style-name="P2" draw:layer="layout" svg:x1="40.06cm" svg:y1="17.915cm" svg:x2="40.519cm" svg:y2="18.382cm" draw:start-shape="id170" draw:start-glue-point="2" draw:end-shape="id171" draw:end-glue-point="3" svg:d="m40060 17915v467h459" svg:viewBox="0 0 460 468">
          <text:p/>
        </draw:connector>
        <draw:frame draw:style-name="gr1" draw:text-style-name="P1" draw:layer="layout" svg:width="2.464cm" svg:height="0.645cm" svg:x="30.302cm" svg:y="27.625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5cm" svg:x="30.301cm" svg:y="28.425cm">
          <draw:text-box>
            <text:p><text:span text:style-name="T1">267 aviation</text:span></text:p>
          </draw:text-box>
        </draw:frame>
        <draw:frame draw:style-name="gr1" draw:text-style-name="P1" xml:id="id172" draw:id="id172" draw:layer="layout" svg:width="3.056cm" svg:height="0.645cm" svg:x="35.125cm" svg:y="21.58cm">
          <draw:text-box>
            <text:p><text:span text:style-name="T1">234 made-for-tv</text:span></text:p>
          </draw:text-box>
        </draw:frame>
        <draw:frame draw:style-name="gr1" draw:text-style-name="P1" xml:id="id173" draw:id="id173" draw:layer="layout" svg:width="2.88cm" svg:height="0.645cm" svg:x="37.025cm" svg:y="22.38cm">
          <draw:text-box>
            <text:p><text:span text:style-name="T1">235 miniseries</text:span></text:p>
          </draw:text-box>
        </draw:frame>
        <draw:connector draw:style-name="gr4" draw:text-style-name="P2" draw:layer="layout" svg:x1="36.653cm" svg:y1="22.225cm" svg:x2="37.025cm" svg:y2="22.702cm" draw:start-shape="id172" draw:start-glue-point="2" draw:end-shape="id173" draw:end-glue-point="3" svg:d="m36653 22225v477h372" svg:viewBox="0 0 373 478">
          <text:p/>
        </draw:connector>
        <draw:frame draw:style-name="gr1" draw:text-style-name="P1" draw:layer="layout" svg:width="2.212cm" svg:height="0.645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5cm" svg:x="30.3cm" svg:y="30.025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5cm" svg:x="30.3cm" svg:y="30.825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5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5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5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5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5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5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5cm" svg:x="37.499cm" svg:y="29.225cm">
          <draw:text-box>
            <text:p><text:span text:style-name="T1">277 scary</text:span></text:p>
          </draw:text-box>
        </draw:frame>
        <draw:frame draw:style-name="gr1" draw:text-style-name="P1" draw:layer="layout" svg:width="4.157cm" svg:height="0.645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5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5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086cm" svg:height="0.645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5cm" svg:x="41.999cm" svg:y="30.025cm">
          <draw:text-box>
            <text:p><text:span text:style-name="T1">282 racism</text:span></text:p>
          </draw:text-box>
        </draw:frame>
        <draw:frame draw:style-name="gr1" draw:text-style-name="P1" xml:id="id178" draw:id="id178" draw:layer="layout" svg:width="5.237cm" svg:height="0.645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75" draw:id="id175" draw:layer="layout" svg:width="3.554cm" svg:height="0.645cm" svg:x="40.623cm" svg:y="20.615cm">
          <draw:text-box>
            <text:p><text:span text:style-name="T1">226 sexual-nudity</text:span></text:p>
          </draw:text-box>
        </draw:frame>
        <draw:frame draw:style-name="gr1" draw:text-style-name="P1" xml:id="id180" draw:id="id180" draw:layer="layout" svg:width="5.145cm" svg:height="0.645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82" draw:id="id182" draw:layer="layout" svg:width="4.892cm" svg:height="0.645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81" draw:id="id181" draw:layer="layout" svg:width="6.034cm" svg:height="0.645cm" svg:x="43.623cm" svg:y="25.515cm">
          <draw:text-box>
            <text:p><text:span text:style-name="T1">232 non-brief-sexual-female-nudity</text:span></text:p>
          </draw:text-box>
        </draw:frame>
        <draw:frame draw:style-name="gr1" draw:text-style-name="P1" xml:id="id176" draw:id="id176" draw:layer="layout" svg:width="4.062cm" svg:height="0.645cm" svg:x="41.023cm" svg:y="23.915cm">
          <draw:text-box>
            <text:p><text:span text:style-name="T1">230 non-sexual-nutidy</text:span></text:p>
          </draw:text-box>
        </draw:frame>
        <draw:connector draw:style-name="gr4" draw:text-style-name="P2" draw:layer="layout" svg:x1="40.203cm" svg:y1="20.46cm" svg:x2="40.623cm" svg:y2="20.937cm" draw:start-shape="id174" draw:start-glue-point="2" draw:end-shape="id175" draw:end-glue-point="3" svg:d="m40203 20460v477h420" svg:viewBox="0 0 421 478">
          <text:p/>
        </draw:connector>
        <draw:connector draw:style-name="gr4" draw:text-style-name="P2" draw:layer="layout" svg:x1="40.203cm" svg:y1="20.46cm" svg:x2="41.023cm" svg:y2="24.237cm" draw:start-shape="id174" draw:start-glue-point="2" draw:end-shape="id176" draw:end-glue-point="3" svg:d="m40203 20460v3777h820" svg:viewBox="0 0 821 3778">
          <text:p/>
        </draw:connector>
        <draw:connector draw:style-name="gr4" draw:text-style-name="P2" draw:layer="layout" svg:x1="42.4cm" svg:y1="21.26cm" svg:x2="43.023cm" svg:y2="21.737cm" draw:start-shape="id175" draw:start-glue-point="2" draw:end-shape="id177" draw:end-glue-point="3" svg:d="m42400 21260v477h623" svg:viewBox="0 0 624 478">
          <text:p/>
        </draw:connector>
        <draw:connector draw:style-name="gr4" draw:text-style-name="P2" draw:layer="layout" svg:x1="42.4cm" svg:y1="21.26cm" svg:x2="43.023cm" svg:y2="22.537cm" draw:start-shape="id175" draw:start-glue-point="2" draw:end-shape="id178" draw:end-glue-point="3" svg:d="m42400 21260v1277h623" svg:viewBox="0 0 624 1278">
          <text:p/>
        </draw:connector>
        <draw:connector draw:style-name="gr4" draw:text-style-name="P2" draw:layer="layout" svg:x1="42.4cm" svg:y1="21.26cm" svg:x2="43.022cm" svg:y2="23.337cm" draw:start-shape="id175" draw:start-glue-point="2" draw:end-shape="id179" draw:end-glue-point="3" svg:d="m42400 21260v2077h622" svg:viewBox="0 0 623 2078">
          <text:p/>
        </draw:connector>
        <draw:connector draw:style-name="gr4" draw:text-style-name="P2" draw:layer="layout" svg:x1="43.054cm" svg:y1="24.56cm" svg:x2="43.623cm" svg:y2="25.037cm" draw:start-shape="id176" draw:start-glue-point="2" draw:end-shape="id180" draw:end-glue-point="3" svg:d="m43054 24560v477h569" svg:viewBox="0 0 570 478">
          <text:p/>
        </draw:connector>
        <draw:connector draw:style-name="gr4" draw:text-style-name="P2" draw:layer="layout" svg:x1="43.054cm" svg:y1="24.56cm" svg:x2="43.623cm" svg:y2="25.837cm" draw:start-shape="id176" draw:start-glue-point="2" draw:end-shape="id181" draw:end-glue-point="3" svg:d="m43054 24560v1277h569" svg:viewBox="0 0 570 1278">
          <text:p/>
        </draw:connector>
        <draw:connector draw:style-name="gr4" draw:text-style-name="P2" draw:layer="layout" svg:x1="43.054cm" svg:y1="24.56cm" svg:x2="43.622cm" svg:y2="26.637cm" draw:start-shape="id176" draw:start-glue-point="2" draw:end-shape="id182" draw:end-glue-point="3" svg:d="m43054 24560v2077h568" svg:viewBox="0 0 569 2078">
          <text:p/>
        </draw:connector>
        <draw:frame draw:style-name="gr1" draw:text-style-name="P1" xml:id="id183" draw:id="id183" draw:layer="layout" svg:width="2.96cm" svg:height="0.645cm" svg:x="12.026cm" svg:y="2.949cm">
          <draw:text-box>
            <text:p><text:span text:style-name="T1">88 stop-motion</text:span></text:p>
          </draw:text-box>
        </draw:frame>
        <draw:connector draw:style-name="gr4" draw:text-style-name="P2" draw:layer="layout" svg:x1="13.506cm" svg:y1="3.594cm" svg:x2="14.127cm" svg:y2="4.16cm" draw:start-shape="id183" draw:start-glue-point="2" draw:end-shape="id184" draw:end-glue-point="3" svg:d="m13506 3594v566h621" svg:viewBox="0 0 622 567">
          <text:p/>
        </draw:connector>
        <draw:connector draw:style-name="gr4" draw:text-style-name="P2" draw:layer="layout" svg:x1="11.519cm" svg:y1="1.905cm" svg:x2="12.026cm" svg:y2="3.271cm" draw:start-shape="id11" draw:start-glue-point="2" draw:end-shape="id183" draw:end-glue-point="3" svg:d="m11519 1905v1366h507" svg:viewBox="0 0 508 1367">
          <text:p/>
        </draw:connector>
        <draw:connector draw:style-name="gr4" draw:text-style-name="P2" draw:layer="layout" svg:x1="33.852cm" svg:y1="1.905cm" svg:x2="34.625cm" svg:y2="2.382cm" draw:start-shape="id185" draw:start-glue-point="2" draw:end-shape="id186" draw:end-glue-point="3" svg:d="m33852 1905v477h773" svg:viewBox="0 0 774 478">
          <text:p/>
        </draw:connector>
        <draw:connector draw:style-name="gr4" draw:text-style-name="P2" draw:layer="layout" svg:x1="33.852cm" svg:y1="1.905cm" svg:x2="34.625cm" svg:y2="3.182cm" draw:start-shape="id185" draw:start-glue-point="2" draw:end-shape="id187" draw:end-glue-point="3" svg:d="m33852 1905v1277h773" svg:viewBox="0 0 774 1278">
          <text:p/>
        </draw:connector>
        <draw:connector draw:style-name="gr4" draw:text-style-name="P2" draw:layer="layout" svg:x1="33.852cm" svg:y1="1.905cm" svg:x2="34.624cm" svg:y2="3.982cm" draw:start-shape="id185" draw:start-glue-point="2" draw:end-shape="id188" draw:end-glue-point="3" svg:d="m33852 1905v2077h772" svg:viewBox="0 0 773 2078">
          <text:p/>
        </draw:connector>
        <draw:frame draw:style-name="gr1" draw:text-style-name="P1" xml:id="id189" draw:id="id189" draw:layer="layout" svg:width="1.887cm" svg:height="0.645cm" svg:x="35.705cm" svg:y="11.285cm">
          <draw:text-box>
            <text:p><text:span text:style-name="T1">140 mi5</text:span></text:p>
          </draw:text-box>
        </draw:frame>
        <draw:frame draw:style-name="gr1" draw:text-style-name="P1" xml:id="id190" draw:id="id190" draw:layer="layout" svg:width="1.887cm" svg:height="0.645cm" svg:x="35.705cm" svg:y="12.085cm">
          <draw:text-box>
            <text:p><text:span text:style-name="T1">141 mi6</text:span></text:p>
          </draw:text-box>
        </draw:frame>
        <draw:connector draw:style-name="gr4" draw:text-style-name="P2" draw:layer="layout" svg:x1="35.018cm" svg:y1="8.705cm" svg:x2="35.705cm" svg:y2="11.607cm" draw:start-shape="id129" draw:start-glue-point="2" draw:end-shape="id189" draw:end-glue-point="3" svg:d="m35018 8705v2902h687" svg:viewBox="0 0 688 2903">
          <text:p/>
        </draw:connector>
        <draw:connector draw:style-name="gr4" draw:text-style-name="P2" draw:layer="layout" svg:x1="35.018cm" svg:y1="8.705cm" svg:x2="35.705cm" svg:y2="12.407cm" draw:start-shape="id129" draw:start-glue-point="2" draw:end-shape="id190" draw:end-glue-point="3" svg:d="m35018 8705v3702h687" svg:viewBox="0 0 688 3703">
          <text:p/>
        </draw:connector>
        <draw:frame draw:style-name="gr1" draw:text-style-name="P1" xml:id="id192" draw:id="id192" draw:layer="layout" svg:width="3.048cm" svg:height="0.645cm" svg:x="3.042cm" svg:y="6.642cm">
          <draw:text-box>
            <text:p><text:span text:style-name="T1">163 time-travel</text:span></text:p>
          </draw:text-box>
        </draw:frame>
        <draw:connector draw:style-name="gr4" draw:text-style-name="P2" draw:layer="layout" svg:x1="2.667cm" svg:y1="6.487cm" svg:x2="3.042cm" svg:y2="6.964cm" draw:start-shape="id191" draw:start-glue-point="2" draw:end-shape="id192" draw:end-glue-point="3" svg:d="m2667 6487v477h375" svg:viewBox="0 0 376 478">
          <text:p/>
        </draw:connector>
        <draw:frame draw:style-name="gr1" draw:text-style-name="P1" xml:id="id193" draw:id="id193" draw:layer="layout" svg:width="2.414cm" svg:height="0.645cm" svg:x="31.621cm" svg:y="25.713cm">
          <draw:text-box>
            <text:p><text:span text:style-name="T1">215 radio</text:span></text:p>
          </draw:text-box>
        </draw:frame>
        <draw:connector draw:style-name="gr4" draw:text-style-name="P2" draw:layer="layout" svg:x1="31.043cm" svg:y1="20.058cm" svg:x2="31.621cm" svg:y2="26.035cm" draw:start-shape="id90" draw:start-glue-point="2" draw:end-shape="id193" draw:end-glue-point="3" svg:d="m31043 20058v5977h578" svg:viewBox="0 0 579 5978">
          <text:p/>
        </draw:connector>
        <draw:frame draw:style-name="gr1" draw:text-style-name="P1" xml:id="id194" draw:id="id194" draw:layer="layout" svg:width="3.048cm" svg:height="0.645cm" svg:x="42.237cm" svg:y="27.376cm">
          <draw:text-box>
            <text:p><text:span text:style-name="T1">242 education</text:span></text:p>
          </draw:text-box>
        </draw:frame>
        <draw:frame draw:style-name="gr1" draw:text-style-name="P1" xml:id="id195" draw:id="id195" draw:layer="layout" svg:width="3.789cm" svg:height="0.645cm" svg:x="44.336cm" svg:y="28.176cm">
          <draw:text-box>
            <text:p><text:span text:style-name="T1">243 teaching/teacher</text:span></text:p>
          </draw:text-box>
        </draw:frame>
        <draw:connector draw:style-name="gr4" draw:text-style-name="P2" draw:layer="layout" svg:x1="43.761cm" svg:y1="28.021cm" svg:x2="44.336cm" svg:y2="28.498cm" draw:start-shape="id194" draw:start-glue-point="2" draw:end-shape="id195" draw:end-glue-point="3" svg:d="m43761 28021v477h575" svg:viewBox="0 0 576 478">
          <text:p/>
        </draw:connector>
        <draw:frame draw:style-name="gr1" draw:text-style-name="P1" draw:layer="layout" svg:width="2.197cm" svg:height="0.645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5cm" svg:x="41.999cm" svg:y="31.625cm">
          <draw:text-box>
            <text:p><text:span text:style-name="T1">284 outer-space</text:span></text:p>
          </draw:text-box>
        </draw:frame>
        <draw:frame draw:style-name="gr1" draw:text-style-name="P1" draw:layer="layout" svg:width="1.983cm" svg:height="0.645cm" svg:x="17.702cm" svg:y="30.825cm">
          <draw:text-box>
            <text:p><text:span text:style-name="T1">79 prison</text:span></text:p>
          </draw:text-box>
        </draw:frame>
        <draw:frame draw:style-name="gr1" draw:text-style-name="P1" draw:layer="layout" svg:width="2.705cm" svg:height="0.645cm" svg:x="45.936cm" svg:y="29.2cm">
          <draw:text-box>
            <text:p><text:span text:style-name="T1">285 no-dialo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4-08-27T13:37:39</dc:date>
    <dc:creator>Tyler Hayes</dc:creator>
    <meta:editing-duration>PT4H54M53S</meta:editing-duration>
    <meta:editing-cycles>75</meta:editing-cycles>
    <meta:generator>LibreOffice/3.5$Linux_X86_64 LibreOffice_project/350m1$Build-2</meta:generator>
    <meta:document-statistic meta:object-count="458"/>
  </office:meta>
</office:document-meta>
</file>